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7.442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5.835cm"/>
    </style:style>
    <style:style style:name="co9" style:family="table-column">
      <style:table-column-properties fo:break-before="auto" style:column-width="4.337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6.57cm"/>
    </style:style>
    <style:style style:name="co12" style:family="table-column">
      <style:table-column-properties fo:break-before="auto" style:column-width="13.707cm"/>
    </style:style>
    <style:style style:name="co13" style:family="table-column">
      <style:table-column-properties fo:break-before="auto" style:column-width="13.834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9.616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5.89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1.942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6.027cm"/>
    </style:style>
    <style:style style:name="co24" style:family="table-column">
      <style:table-column-properties fo:break-before="auto" style:column-width="4.583cm"/>
    </style:style>
    <style:style style:name="co25" style:family="table-column">
      <style:table-column-properties fo:break-before="auto" style:column-width="5.592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117cm"/>
    </style:style>
    <style:style style:name="co30" style:family="table-column">
      <style:table-column-properties fo:break-before="auto" style:column-width="4.392cm"/>
    </style:style>
    <style:style style:name="co31" style:family="table-column">
      <style:table-column-properties fo:break-before="auto" style:column-width="3.847cm"/>
    </style:style>
    <style:style style:name="co32" style:family="table-column">
      <style:table-column-properties fo:break-before="auto" style:column-width="2.669cm"/>
    </style:style>
    <style:style style:name="co33" style:family="table-column">
      <style:table-column-properties fo:break-before="auto" style:column-width="4.066cm"/>
    </style:style>
    <style:style style:name="co34" style:family="table-column">
      <style:table-column-properties fo:break-before="auto" style:column-width="2.545cm"/>
    </style:style>
    <style:style style:name="co35" style:family="table-column">
      <style:table-column-properties fo:break-before="auto" style:column-width="2.831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2.84cm"/>
    </style:style>
    <style:style style:name="co38" style:family="table-column">
      <style:table-column-properties fo:break-before="auto" style:column-width="3.794cm"/>
    </style:style>
    <style:style style:name="co39" style:family="table-column">
      <style:table-column-properties fo:break-before="auto" style:column-width="8.913cm"/>
    </style:style>
    <style:style style:name="co40" style:family="table-column">
      <style:table-column-properties fo:break-before="auto" style:column-width="3.485cm"/>
    </style:style>
    <style:style style:name="co41" style:family="table-column">
      <style:table-column-properties fo:break-before="auto" style:column-width="3.076cm"/>
    </style:style>
    <style:style style:name="co42" style:family="table-column">
      <style:table-column-properties fo:break-before="auto" style:column-width="2.921cm"/>
    </style:style>
    <style:style style:name="co4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9" style:family="table-cell" style:parent-style-name="Default">
      <style:text-properties fo:color="#808080" fo:font-weight="bold" style:font-weight-asian="bold" style:font-weight-complex="bold"/>
    </style:style>
    <style:style style:name="ce20" style:family="table-cell" style:parent-style-name="Default">
      <style:text-properties fo:color="#80808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color="#808080" fo:font-weight="bold" style:font-weight-asian="bold" style:font-weight-complex="bold"/>
    </style:style>
    <style:style style:name="ce13" style:family="table-cell" style:parent-style-name="Default">
      <style:text-properties fo:color="#80808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>
      <style:text-properties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istor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999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ki_description</text:p>
          </table:table-cell>
          <table:table-cell table:style-name="ce14" office:value-type="string" calcext:value-type="string">
            <text:p>Resistance</text:p>
          </table:table-cell>
          <table:table-cell table:style-name="ce14" office:value-type="string" calcext:value-type="string">
            <text:p>Case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Tolerance</text:p>
          </table:table-cell>
          <table:table-cell table:style-name="ce14" office:value-type="string" calcext:value-type="string">
            <text:p>TempKoeff</text:p>
          </table:table-cell>
          <table:table-cell table:style-name="ce14" office:value-type="string" calcext:value-type="string">
            <text:p>Voltage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OC_JLCPCB</text:p>
          </table:table-cell>
          <table:table-cell table:style-name="ce14" office:value-type="string" calcext:value-type="string">
            <text:p>Datasheet</text:p>
          </table:table-cell>
          <table:table-cell table:style-name="ce14" office:value-type="string" calcext:value-type="string">
            <text:p>TARGET_LIB</text:p>
          </table:table-cell>
          <table:table-cell table:style-name="ce14" office:value-type="string" calcext:value-type="string">
            <text:p>SRC_PART</text:p>
          </table:table-cell>
          <table:table-cell table:style-name="ce14" office:value-type="string" calcext:value-type="string">
            <text:p>SRC_LIB</text:p>
          </table:table-cell>
          <table:table-cell table:style-name="ce14" table:number-columns-repeated="2"/>
          <table:table-cell table:number-columns-repeated="6"/>
          <table:table-cell table:style-name="ce14" table:number-columns-repeated="999"/>
        </table:table-row>
        <table:table-row table:style-name="ro1">
          <table:table-cell table:formula="of:=&quot;R_&quot;&amp;[.C2]&amp;&quot;_&quot;&amp;[.D2]&amp;&quot;_&quot;&amp;[.E2]&amp;&quot;_&quot;&amp;[.F2]&amp;&quot;_&quot;&amp;[.G2]&amp;&quot;_&quot;&amp;[.H2]" office:value-type="string" office:string-value="R_0R_0402_0W063_1%_100PPM_50V" calcext:value-type="string">
            <text:p>R_0R_0402_0W063_1%_100PPM_50V</text:p>
          </table:table-cell>
          <table:table-cell table:formula="of:=&quot;Resistor &quot;&amp;[.C2]&amp;&quot; &quot;&amp;[.D2]&amp;&quot; &quot;&amp;[.E2]&amp;&quot; &quot;&amp;[.F2]&amp;&quot; &quot;&amp;[.G2]&amp;&quot; &quot;&amp;[.H2]" office:value-type="string" office:string-value="Resistor 0R 0402 0W063 1% 100PPM 50V" calcext:value-type="string">
            <text:p>Resistor 0R 0402 0W063 1% 100PPM 50V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/>
          <table:table-cell table:style-name="ce16"/>
          <table:table-cell table:number-columns-repeated="1005"/>
        </table:table-row>
        <table:table-row table:style-name="ro1">
          <table:table-cell table:formula="of:=&quot;R_&quot;&amp;[.C3]&amp;&quot;_&quot;&amp;[.D3]&amp;&quot;_&quot;&amp;[.E3]&amp;&quot;_&quot;&amp;[.F3]&amp;&quot;_&quot;&amp;[.G3]&amp;&quot;_&quot;&amp;[.H3]" office:value-type="string" office:string-value="R_0R51_0508_1W_5%_200PPM_200V" calcext:value-type="string">
            <text:p>R_0R51_0508_1W_5%_200PPM_200V</text:p>
          </table:table-cell>
          <table:table-cell table:formula="of:=&quot;Resistor &quot;&amp;[.C3]&amp;&quot; &quot;&amp;[.D3]&amp;&quot; &quot;&amp;[.E3]&amp;&quot; &quot;&amp;[.F3]&amp;&quot; &quot;&amp;[.G3]&amp;&quot; &quot;&amp;[.H3]" office:value-type="string" office:string-value="Resistor 0R51 0508 1W 5% 200PPM 200V" calcext:value-type="string">
            <text:p>Resistor 0R51 0508 1W 5% 200PPM 200V</text:p>
          </table:table-cell>
          <table:table-cell office:value-type="string" calcext:value-type="string">
            <text:p>0R51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0PPM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kicad:R_0805_2012Metric</text:p>
          </table:table-cell>
          <table:table-cell office:value-type="string" calcext:value-type="string">
            <text:p>660-WK73S2ATTDR51J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]&amp;&quot;_&quot;&amp;[.D4]&amp;&quot;_&quot;&amp;[.E4]&amp;&quot;_&quot;&amp;[.F4]&amp;&quot;_&quot;&amp;[.G4]&amp;&quot;_&quot;&amp;[.H4]" office:value-type="string" office:string-value="R_100K_0402_0W063_1%_100PPM_50V" calcext:value-type="string">
            <text:p>R_100K_0402_0W063_1%_100PPM_50V</text:p>
          </table:table-cell>
          <table:table-cell table:formula="of:=&quot;Resistor &quot;&amp;[.C4]&amp;&quot; &quot;&amp;[.D4]&amp;&quot; &quot;&amp;[.E4]&amp;&quot; &quot;&amp;[.F4]&amp;&quot; &quot;&amp;[.G4]&amp;&quot; &quot;&amp;[.H4]" office:value-type="string" office:string-value="Resistor 100K 0402 0W063 1% 100PPM 50V" calcext:value-type="string">
            <text:p>Resistor 100K 0402 0W063 1% 100PPM 50V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] &amp; &quot;L&quot;" office:value-type="string" office:string-value="603-RC0402FR-07100KL" calcext:value-type="string">
            <text:p>603-RC0402FR-07100KL</text:p>
          </table:table-cell>
          <table:table-cell office:value-type="string" calcext:value-type="string">
            <text:p>C60491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]&amp;&quot;_&quot;&amp;[.D5]&amp;&quot;_&quot;&amp;[.E5]&amp;&quot;_&quot;&amp;[.F5]&amp;&quot;_&quot;&amp;[.G5]&amp;&quot;_&quot;&amp;[.H5]" office:value-type="string" office:string-value="R_100R_0402_0W063_1%_100PPM_50V" calcext:value-type="string">
            <text:p>R_100R_0402_0W063_1%_100PPM_50V</text:p>
          </table:table-cell>
          <table:table-cell table:formula="of:=&quot;Resistor &quot;&amp;[.C5]&amp;&quot; &quot;&amp;[.D5]&amp;&quot; &quot;&amp;[.E5]&amp;&quot; &quot;&amp;[.F5]&amp;&quot; &quot;&amp;[.G5]&amp;&quot; &quot;&amp;[.H5]" office:value-type="string" office:string-value="Resistor 100R 0402 0W063 1% 100PPM 50V" calcext:value-type="string">
            <text:p>Resistor 100R 0402 0W063 1% 100PPM 50V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] &amp; &quot;L&quot;" office:value-type="string" office:string-value="603-RC0402FR-07100RL" calcext:value-type="string">
            <text:p>603-RC0402FR-07100RL</text:p>
          </table:table-cell>
          <table:table-cell office:value-type="string" calcext:value-type="string">
            <text:p>C106232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]&amp;&quot;_&quot;&amp;[.D6]&amp;&quot;_&quot;&amp;[.E6]&amp;&quot;_&quot;&amp;[.F6]&amp;&quot;_&quot;&amp;[.G6]&amp;&quot;_&quot;&amp;[.H6]" office:value-type="string" office:string-value="R_10K0_0402_0W063_1%_100PPM_50V" calcext:value-type="string">
            <text:p>R_10K0_0402_0W063_1%_100PPM_50V</text:p>
          </table:table-cell>
          <table:table-cell table:formula="of:=&quot;Resistor &quot;&amp;[.C6]&amp;&quot; &quot;&amp;[.D6]&amp;&quot; &quot;&amp;[.E6]&amp;&quot; &quot;&amp;[.F6]&amp;&quot; &quot;&amp;[.G6]&amp;&quot; &quot;&amp;[.H6]" office:value-type="string" office:string-value="Resistor 10K0 0402 0W063 1% 100PPM 50V" calcext:value-type="string">
            <text:p>Resistor 10K0 0402 0W063 1% 100PPM 50V</text:p>
          </table:table-cell>
          <table:table-cell office:value-type="string" calcext:value-type="string">
            <text:p>10K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C60490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7]&amp;&quot;_&quot;&amp;[.D7]&amp;&quot;_&quot;&amp;[.E7]&amp;&quot;_&quot;&amp;[.F7]&amp;&quot;_&quot;&amp;[.G7]&amp;&quot;_&quot;&amp;[.H7]" office:value-type="string" office:string-value="R_10R_0402_0W063_1%_100PPM_50V" calcext:value-type="string">
            <text:p>R_10R_0402_0W063_1%_100PPM_50V</text:p>
          </table:table-cell>
          <table:table-cell table:formula="of:=&quot;Resistor &quot;&amp;[.C7]&amp;&quot; &quot;&amp;[.D7]&amp;&quot; &quot;&amp;[.E7]&amp;&quot; &quot;&amp;[.F7]&amp;&quot; &quot;&amp;[.G7]&amp;&quot; &quot;&amp;[.H7]" office:value-type="string" office:string-value="Resistor 10R 0402 0W063 1% 100PPM 50V" calcext:value-type="string">
            <text:p>Resistor 10R 0402 0W063 1% 100PPM 50V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10RL</text:p>
          </table:table-cell>
          <table:table-cell office:value-type="string" calcext:value-type="string">
            <text:p>C106232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8]&amp;&quot;_&quot;&amp;[.D8]&amp;&quot;_&quot;&amp;[.E8]&amp;&quot;_&quot;&amp;[.F8]&amp;&quot;_&quot;&amp;[.G8]&amp;&quot;_&quot;&amp;[.H8]" office:value-type="string" office:string-value="R_120K_0402_0W063_1%_100PPM_50V" calcext:value-type="string">
            <text:p>R_120K_0402_0W063_1%_100PPM_50V</text:p>
          </table:table-cell>
          <table:table-cell table:formula="of:=&quot;Resistor &quot;&amp;[.C8]&amp;&quot; &quot;&amp;[.D8]&amp;&quot; &quot;&amp;[.E8]&amp;&quot; &quot;&amp;[.F8]&amp;&quot; &quot;&amp;[.G8]&amp;&quot; &quot;&amp;[.H8]" office:value-type="string" office:string-value="Resistor 120K 0402 0W063 1% 100PPM 50V" calcext:value-type="string">
            <text:p>Resistor 120K 0402 0W063 1% 100PPM 50V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8] &amp; &quot;L&quot;" office:value-type="string" office:string-value="603-RC0402FR-07120KL" calcext:value-type="string">
            <text:p>603-RC0402FR-07120KL</text:p>
          </table:table-cell>
          <table:table-cell office:value-type="string" calcext:value-type="string">
            <text:p>C93945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9]&amp;&quot;_&quot;&amp;[.D9]&amp;&quot;_&quot;&amp;[.E9]&amp;&quot;_&quot;&amp;[.F9]&amp;&quot;_&quot;&amp;[.G9]&amp;&quot;_&quot;&amp;[.H9]" office:value-type="string" office:string-value="R_120R_0402_0W063_1%_100PPM_50V" calcext:value-type="string">
            <text:p>R_120R_0402_0W063_1%_100PPM_50V</text:p>
          </table:table-cell>
          <table:table-cell table:formula="of:=&quot;Resistor &quot;&amp;[.C9]&amp;&quot; &quot;&amp;[.D9]&amp;&quot; &quot;&amp;[.E9]&amp;&quot; &quot;&amp;[.F9]&amp;&quot; &quot;&amp;[.G9]&amp;&quot; &quot;&amp;[.H9]" office:value-type="string" office:string-value="Resistor 120R 0402 0W063 1% 100PPM 50V" calcext:value-type="string">
            <text:p>Resistor 120R 0402 0W063 1% 100PPM 50V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9] &amp; &quot;L&quot;" office:value-type="string" office:string-value="603-RC0402FR-07120RL" calcext:value-type="string">
            <text:p>603-RC0402FR-07120RL</text:p>
          </table:table-cell>
          <table:table-cell office:value-type="string" calcext:value-type="string">
            <text:p>C114758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0]&amp;&quot;_&quot;&amp;[.D10]&amp;&quot;_&quot;&amp;[.E10]&amp;&quot;_&quot;&amp;[.F10]&amp;&quot;_&quot;&amp;[.G10]&amp;&quot;_&quot;&amp;[.H10]" office:value-type="string" office:string-value="R_12K_0402_0W063_1%_100PPM_50V" calcext:value-type="string">
            <text:p>R_12K_0402_0W063_1%_100PPM_50V</text:p>
          </table:table-cell>
          <table:table-cell table:formula="of:=&quot;Resistor &quot;&amp;[.C10]&amp;&quot; &quot;&amp;[.D10]&amp;&quot; &quot;&amp;[.E10]&amp;&quot; &quot;&amp;[.F10]&amp;&quot; &quot;&amp;[.G10]&amp;&quot; &quot;&amp;[.H10]" office:value-type="string" office:string-value="Resistor 12K 0402 0W063 1% 100PPM 50V" calcext:value-type="string">
            <text:p>Resistor 12K 0402 0W063 1% 100PPM 50V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12KL</text:p>
          </table:table-cell>
          <table:table-cell office:value-type="string" calcext:value-type="string">
            <text:p>C114760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1]&amp;&quot;_&quot;&amp;[.D11]&amp;&quot;_&quot;&amp;[.E11]&amp;&quot;_&quot;&amp;[.F11]&amp;&quot;_&quot;&amp;[.G11]&amp;&quot;_&quot;&amp;[.H11]" office:value-type="string" office:string-value="R_12R_0402_0W063_1%_100PPM_50V" calcext:value-type="string">
            <text:p>R_12R_0402_0W063_1%_100PPM_50V</text:p>
          </table:table-cell>
          <table:table-cell table:formula="of:=&quot;Resistor &quot;&amp;[.C11]&amp;&quot; &quot;&amp;[.D11]&amp;&quot; &quot;&amp;[.E11]&amp;&quot; &quot;&amp;[.F11]&amp;&quot; &quot;&amp;[.G11]&amp;&quot; &quot;&amp;[.H11]" office:value-type="string" office:string-value="Resistor 12R 0402 0W063 1% 100PPM 50V" calcext:value-type="string">
            <text:p>Resistor 12R 0402 0W063 1% 100PPM 50V</text:p>
          </table:table-cell>
          <table:table-cell office:value-type="string" calcext:value-type="string">
            <text:p>12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1] &amp; &quot;L&quot;" office:value-type="string" office:string-value="603-RC0402FR-0712RL" calcext:value-type="string">
            <text:p>603-RC0402FR-0712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2]&amp;&quot;_&quot;&amp;[.D12]&amp;&quot;_&quot;&amp;[.E12]&amp;&quot;_&quot;&amp;[.F12]&amp;&quot;_&quot;&amp;[.G12]&amp;&quot;_&quot;&amp;[.H12]" office:value-type="string" office:string-value="R_150K_0402_0W063_1%_100PPM_50V" calcext:value-type="string">
            <text:p>R_150K_0402_0W063_1%_100PPM_50V</text:p>
          </table:table-cell>
          <table:table-cell table:formula="of:=&quot;Resistor &quot;&amp;[.C12]&amp;&quot; &quot;&amp;[.D12]&amp;&quot; &quot;&amp;[.E12]&amp;&quot; &quot;&amp;[.F12]&amp;&quot; &quot;&amp;[.G12]&amp;&quot; &quot;&amp;[.H12]" office:value-type="string" office:string-value="Resistor 150K 0402 0W063 1% 100PPM 50V" calcext:value-type="string">
            <text:p>Resistor 150K 0402 0W063 1% 100PPM 50V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2] &amp; &quot;L&quot;" office:value-type="string" office:string-value="603-RC0402FR-07150KL" calcext:value-type="string">
            <text:p>603-RC0402FR-0715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3]&amp;&quot;_&quot;&amp;[.D13]&amp;&quot;_&quot;&amp;[.E13]&amp;&quot;_&quot;&amp;[.F13]&amp;&quot;_&quot;&amp;[.G13]&amp;&quot;_&quot;&amp;[.H13]" office:value-type="string" office:string-value="R_150R_0402_0W063_1%_100PPM_50V" calcext:value-type="string">
            <text:p>R_150R_0402_0W063_1%_100PPM_50V</text:p>
          </table:table-cell>
          <table:table-cell table:formula="of:=&quot;Resistor &quot;&amp;[.C13]&amp;&quot; &quot;&amp;[.D13]&amp;&quot; &quot;&amp;[.E13]&amp;&quot; &quot;&amp;[.F13]&amp;&quot; &quot;&amp;[.G13]&amp;&quot; &quot;&amp;[.H13]" office:value-type="string" office:string-value="Resistor 150R 0402 0W063 1% 100PPM 50V" calcext:value-type="string">
            <text:p>Resistor 150R 0402 0W063 1% 100PPM 50V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3] &amp; &quot;L&quot;" office:value-type="string" office:string-value="603-RC0402FR-07150RL" calcext:value-type="string">
            <text:p>603-RC0402FR-07150RL</text:p>
          </table:table-cell>
          <table:table-cell office:value-type="string" calcext:value-type="string">
            <text:p>C138054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4]&amp;&quot;_&quot;&amp;[.D14]&amp;&quot;_&quot;&amp;[.E14]&amp;&quot;_&quot;&amp;[.F14]&amp;&quot;_&quot;&amp;[.G14]&amp;&quot;_&quot;&amp;[.H14]" office:value-type="string" office:string-value="R_15K_0402_0W063_1%_100PPM_50V" calcext:value-type="string">
            <text:p>R_15K_0402_0W063_1%_100PPM_50V</text:p>
          </table:table-cell>
          <table:table-cell table:formula="of:=&quot;Resistor &quot;&amp;[.C14]&amp;&quot; &quot;&amp;[.D14]&amp;&quot; &quot;&amp;[.E14]&amp;&quot; &quot;&amp;[.F14]&amp;&quot; &quot;&amp;[.G14]&amp;&quot; &quot;&amp;[.H14]" office:value-type="string" office:string-value="Resistor 15K 0402 0W063 1% 100PPM 50V" calcext:value-type="string">
            <text:p>Resistor 15K 0402 0W063 1% 100PPM 50V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4] &amp; &quot;L&quot;" office:value-type="string" office:string-value="603-RC0402FR-0715KL" calcext:value-type="string">
            <text:p>603-RC0402FR-0715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5]&amp;&quot;_&quot;&amp;[.D15]&amp;&quot;_&quot;&amp;[.E15]&amp;&quot;_&quot;&amp;[.F15]&amp;&quot;_&quot;&amp;[.G15]&amp;&quot;_&quot;&amp;[.H15]" office:value-type="string" office:string-value="R_15R_0402_0W063_1%_100PPM_50V" calcext:value-type="string">
            <text:p>R_15R_0402_0W063_1%_100PPM_50V</text:p>
          </table:table-cell>
          <table:table-cell table:formula="of:=&quot;Resistor &quot;&amp;[.C15]&amp;&quot; &quot;&amp;[.D15]&amp;&quot; &quot;&amp;[.E15]&amp;&quot; &quot;&amp;[.F15]&amp;&quot; &quot;&amp;[.G15]&amp;&quot; &quot;&amp;[.H15]" office:value-type="string" office:string-value="Resistor 15R 0402 0W063 1% 100PPM 50V" calcext:value-type="string">
            <text:p>Resistor 15R 0402 0W063 1% 100PPM 50V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5] &amp; &quot;L&quot;" office:value-type="string" office:string-value="603-RC0402FR-0715RL" calcext:value-type="string">
            <text:p>603-RC0402FR-0715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6]&amp;&quot;_&quot;&amp;[.D16]&amp;&quot;_&quot;&amp;[.E16]&amp;&quot;_&quot;&amp;[.F16]&amp;&quot;_&quot;&amp;[.G16]&amp;&quot;_&quot;&amp;[.H16]" office:value-type="string" office:string-value="R_180K_0402_0W063_1%_100PPM_50V" calcext:value-type="string">
            <text:p>R_180K_0402_0W063_1%_100PPM_50V</text:p>
          </table:table-cell>
          <table:table-cell table:formula="of:=&quot;Resistor &quot;&amp;[.C16]&amp;&quot; &quot;&amp;[.D16]&amp;&quot; &quot;&amp;[.E16]&amp;&quot; &quot;&amp;[.F16]&amp;&quot; &quot;&amp;[.G16]&amp;&quot; &quot;&amp;[.H16]" office:value-type="string" office:string-value="Resistor 180K 0402 0W063 1% 100PPM 50V" calcext:value-type="string">
            <text:p>Resistor 180K 0402 0W063 1% 100PPM 50V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6] &amp; &quot;L&quot;" office:value-type="string" office:string-value="603-RC0402FR-07180KL" calcext:value-type="string">
            <text:p>603-RC0402FR-0718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7]&amp;&quot;_&quot;&amp;[.D17]&amp;&quot;_&quot;&amp;[.E17]&amp;&quot;_&quot;&amp;[.F17]&amp;&quot;_&quot;&amp;[.G17]&amp;&quot;_&quot;&amp;[.H17]" office:value-type="string" office:string-value="R_180R_0402_0W063_1%_100PPM_50V" calcext:value-type="string">
            <text:p>R_180R_0402_0W063_1%_100PPM_50V</text:p>
          </table:table-cell>
          <table:table-cell table:formula="of:=&quot;Resistor &quot;&amp;[.C17]&amp;&quot; &quot;&amp;[.D17]&amp;&quot; &quot;&amp;[.E17]&amp;&quot; &quot;&amp;[.F17]&amp;&quot; &quot;&amp;[.G17]&amp;&quot; &quot;&amp;[.H17]" office:value-type="string" office:string-value="Resistor 180R 0402 0W063 1% 100PPM 50V" calcext:value-type="string">
            <text:p>Resistor 180R 0402 0W063 1% 100PPM 50V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7] &amp; &quot;L&quot;" office:value-type="string" office:string-value="603-RC0402FR-07180RL" calcext:value-type="string">
            <text:p>603-RC0402FR-07180RL</text:p>
          </table:table-cell>
          <table:table-cell office:value-type="string" calcext:value-type="string">
            <text:p>C138045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8]&amp;&quot;_&quot;&amp;[.D18]&amp;&quot;_&quot;&amp;[.E18]&amp;&quot;_&quot;&amp;[.F18]&amp;&quot;_&quot;&amp;[.G18]&amp;&quot;_&quot;&amp;[.H18]" office:value-type="string" office:string-value="R_18K_0402_0W063_1%_100PPM_50V" calcext:value-type="string">
            <text:p>R_18K_0402_0W063_1%_100PPM_50V</text:p>
          </table:table-cell>
          <table:table-cell table:formula="of:=&quot;Resistor &quot;&amp;[.C18]&amp;&quot; &quot;&amp;[.D18]&amp;&quot; &quot;&amp;[.E18]&amp;&quot; &quot;&amp;[.F18]&amp;&quot; &quot;&amp;[.G18]&amp;&quot; &quot;&amp;[.H18]" office:value-type="string" office:string-value="Resistor 18K 0402 0W063 1% 100PPM 50V" calcext:value-type="string">
            <text:p>Resistor 18K 0402 0W063 1% 100PPM 50V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8] &amp; &quot;L&quot;" office:value-type="string" office:string-value="603-RC0402FR-0718KL" calcext:value-type="string">
            <text:p>603-RC0402FR-0718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19]&amp;&quot;_&quot;&amp;[.D19]&amp;&quot;_&quot;&amp;[.E19]&amp;&quot;_&quot;&amp;[.F19]&amp;&quot;_&quot;&amp;[.G19]&amp;&quot;_&quot;&amp;[.H19]" office:value-type="string" office:string-value="R_18R_0402_0W063_1%_100PPM_50V" calcext:value-type="string">
            <text:p>R_18R_0402_0W063_1%_100PPM_50V</text:p>
          </table:table-cell>
          <table:table-cell table:formula="of:=&quot;Resistor &quot;&amp;[.C19]&amp;&quot; &quot;&amp;[.D19]&amp;&quot; &quot;&amp;[.E19]&amp;&quot; &quot;&amp;[.F19]&amp;&quot; &quot;&amp;[.G19]&amp;&quot; &quot;&amp;[.H19]" office:value-type="string" office:string-value="Resistor 18R 0402 0W063 1% 100PPM 50V" calcext:value-type="string">
            <text:p>Resistor 18R 0402 0W063 1% 100PPM 50V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19] &amp; &quot;L&quot;" office:value-type="string" office:string-value="603-RC0402FR-0718RL" calcext:value-type="string">
            <text:p>603-RC0402FR-0718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0]&amp;&quot;_&quot;&amp;[.D20]&amp;&quot;_&quot;&amp;[.E20]&amp;&quot;_&quot;&amp;[.F20]&amp;&quot;_&quot;&amp;[.G20]&amp;&quot;_&quot;&amp;[.H20]" office:value-type="string" office:string-value="R_1K_0402_0W063_1%_100PPM_50V" calcext:value-type="string">
            <text:p>R_1K_0402_0W063_1%_100PPM_50V</text:p>
          </table:table-cell>
          <table:table-cell table:formula="of:=&quot;Resistor &quot;&amp;[.C20]&amp;&quot; &quot;&amp;[.D20]&amp;&quot; &quot;&amp;[.E20]&amp;&quot; &quot;&amp;[.F20]&amp;&quot; &quot;&amp;[.G20]&amp;&quot; &quot;&amp;[.H20]" office:value-type="string" office:string-value="Resistor 1K 0402 0W063 1% 100PPM 50V" calcext:value-type="string">
            <text:p>Resistor 1K 0402 0W063 1% 100PPM 50V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0] &amp; &quot;L&quot;" office:value-type="string" office:string-value="603-RC0402FR-071KL" calcext:value-type="string">
            <text:p>603-RC0402FR-071KL</text:p>
          </table:table-cell>
          <table:table-cell office:value-type="string" calcext:value-type="string">
            <text:p>C106235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1]&amp;&quot;_&quot;&amp;[.D21]&amp;&quot;_&quot;&amp;[.E21]&amp;&quot;_&quot;&amp;[.F21]&amp;&quot;_&quot;&amp;[.G21]&amp;&quot;_&quot;&amp;[.H21]" office:value-type="string" office:string-value="R_1K2_0402_0W063_1%_100PPM_50V" calcext:value-type="string">
            <text:p>R_1K2_0402_0W063_1%_100PPM_50V</text:p>
          </table:table-cell>
          <table:table-cell table:formula="of:=&quot;Resistor &quot;&amp;[.C21]&amp;&quot; &quot;&amp;[.D21]&amp;&quot; &quot;&amp;[.E21]&amp;&quot; &quot;&amp;[.F21]&amp;&quot; &quot;&amp;[.G21]&amp;&quot; &quot;&amp;[.H21]" office:value-type="string" office:string-value="Resistor 1K2 0402 0W063 1% 100PPM 50V" calcext:value-type="string">
            <text:p>Resistor 1K2 0402 0W063 1% 100PPM 50V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1] &amp; &quot;L&quot;" office:value-type="string" office:string-value="603-RC0402FR-071K2L" calcext:value-type="string">
            <text:p>603-RC0402FR-071K2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2]&amp;&quot;_&quot;&amp;[.D22]&amp;&quot;_&quot;&amp;[.E22]&amp;&quot;_&quot;&amp;[.F22]&amp;&quot;_&quot;&amp;[.G22]&amp;&quot;_&quot;&amp;[.H22]" office:value-type="string" office:string-value="R_1K5_0402_0W063_1%_100PPM_50V" calcext:value-type="string">
            <text:p>R_1K5_0402_0W063_1%_100PPM_50V</text:p>
          </table:table-cell>
          <table:table-cell table:formula="of:=&quot;Resistor &quot;&amp;[.C22]&amp;&quot; &quot;&amp;[.D22]&amp;&quot; &quot;&amp;[.E22]&amp;&quot; &quot;&amp;[.F22]&amp;&quot; &quot;&amp;[.G22]&amp;&quot; &quot;&amp;[.H22]" office:value-type="string" office:string-value="Resistor 1K5 0402 0W063 1% 100PPM 50V" calcext:value-type="string">
            <text:p>Resistor 1K5 0402 0W063 1% 100PPM 50V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2] &amp; &quot;L&quot;" office:value-type="string" office:string-value="603-RC0402FR-071K5L" calcext:value-type="string">
            <text:p>603-RC0402FR-071K5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3]&amp;&quot;_&quot;&amp;[.D23]&amp;&quot;_&quot;&amp;[.E23]&amp;&quot;_&quot;&amp;[.F23]&amp;&quot;_&quot;&amp;[.G23]&amp;&quot;_&quot;&amp;[.H23]" office:value-type="string" office:string-value="R_1K8_0402_0W063_1%_100PPM_50V" calcext:value-type="string">
            <text:p>R_1K8_0402_0W063_1%_100PPM_50V</text:p>
          </table:table-cell>
          <table:table-cell table:formula="of:=&quot;Resistor &quot;&amp;[.C23]&amp;&quot; &quot;&amp;[.D23]&amp;&quot; &quot;&amp;[.E23]&amp;&quot; &quot;&amp;[.F23]&amp;&quot; &quot;&amp;[.G23]&amp;&quot; &quot;&amp;[.H23]" office:value-type="string" office:string-value="Resistor 1K8 0402 0W063 1% 100PPM 50V" calcext:value-type="string">
            <text:p>Resistor 1K8 0402 0W063 1% 100PPM 50V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3] &amp; &quot;L&quot;" office:value-type="string" office:string-value="603-RC0402FR-071K8L" calcext:value-type="string">
            <text:p>603-RC0402FR-071K8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4]&amp;&quot;_&quot;&amp;[.D24]&amp;&quot;_&quot;&amp;[.E24]&amp;&quot;_&quot;&amp;[.F24]&amp;&quot;_&quot;&amp;[.G24]&amp;&quot;_&quot;&amp;[.H24]" office:value-type="string" office:string-value="R_1M_0402_0W063_1%_100PPM_50V" calcext:value-type="string">
            <text:p>R_1M_0402_0W063_1%_100PPM_50V</text:p>
          </table:table-cell>
          <table:table-cell table:formula="of:=&quot;Resistor &quot;&amp;[.C24]&amp;&quot; &quot;&amp;[.D24]&amp;&quot; &quot;&amp;[.E24]&amp;&quot; &quot;&amp;[.F24]&amp;&quot; &quot;&amp;[.G24]&amp;&quot; &quot;&amp;[.H24]" office:value-type="string" office:string-value="Resistor 1M 0402 0W063 1% 100PPM 50V" calcext:value-type="string">
            <text:p>Resistor 1M 0402 0W063 1% 100PPM 50V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4] &amp; &quot;L&quot;" office:value-type="string" office:string-value="603-RC0402FR-071ML" calcext:value-type="string">
            <text:p>603-RC0402FR-071M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5]&amp;&quot;_&quot;&amp;[.D25]&amp;&quot;_&quot;&amp;[.E25]&amp;&quot;_&quot;&amp;[.F25]&amp;&quot;_&quot;&amp;[.G25]&amp;&quot;_&quot;&amp;[.H25]" office:value-type="string" office:string-value="R_200R_0402_0W063_1%_100PPM_50V" calcext:value-type="string">
            <text:p>R_200R_0402_0W063_1%_100PPM_50V</text:p>
          </table:table-cell>
          <table:table-cell table:formula="of:=&quot;Resistor &quot;&amp;[.C25]&amp;&quot; &quot;&amp;[.D25]&amp;&quot; &quot;&amp;[.E25]&amp;&quot; &quot;&amp;[.F25]&amp;&quot; &quot;&amp;[.G25]&amp;&quot; &quot;&amp;[.H25]" office:value-type="string" office:string-value="Resistor 200R 0402 0W063 1% 100PPM 50V" calcext:value-type="string">
            <text:p>Resistor 200R 0402 0W063 1% 100PPM 50V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200RL</text:p>
          </table:table-cell>
          <table:table-cell office:value-type="string" calcext:value-type="string">
            <text:p>C114764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6]&amp;&quot;_&quot;&amp;[.D26]&amp;&quot;_&quot;&amp;[.E26]&amp;&quot;_&quot;&amp;[.F26]&amp;&quot;_&quot;&amp;[.G26]&amp;&quot;_&quot;&amp;[.H26]" office:value-type="string" office:string-value="R_220K_0402_0W063_1%_100PPM_50V" calcext:value-type="string">
            <text:p>R_220K_0402_0W063_1%_100PPM_50V</text:p>
          </table:table-cell>
          <table:table-cell table:formula="of:=&quot;Resistor &quot;&amp;[.C26]&amp;&quot; &quot;&amp;[.D26]&amp;&quot; &quot;&amp;[.E26]&amp;&quot; &quot;&amp;[.F26]&amp;&quot; &quot;&amp;[.G26]&amp;&quot; &quot;&amp;[.H26]" office:value-type="string" office:string-value="Resistor 220K 0402 0W063 1% 100PPM 50V" calcext:value-type="string">
            <text:p>Resistor 220K 0402 0W063 1% 100PPM 50V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6] &amp; &quot;L&quot;" office:value-type="string" office:string-value="603-RC0402FR-07220KL" calcext:value-type="string">
            <text:p>603-RC0402FR-0722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7]&amp;&quot;_&quot;&amp;[.D27]&amp;&quot;_&quot;&amp;[.E27]&amp;&quot;_&quot;&amp;[.F27]&amp;&quot;_&quot;&amp;[.G27]&amp;&quot;_&quot;&amp;[.H27]" office:value-type="string" office:string-value="R_220R_0402_0W063_1%_100PPM_50V" calcext:value-type="string">
            <text:p>R_220R_0402_0W063_1%_100PPM_50V</text:p>
          </table:table-cell>
          <table:table-cell table:formula="of:=&quot;Resistor &quot;&amp;[.C27]&amp;&quot; &quot;&amp;[.D27]&amp;&quot; &quot;&amp;[.E27]&amp;&quot; &quot;&amp;[.F27]&amp;&quot; &quot;&amp;[.G27]&amp;&quot; &quot;&amp;[.H27]" office:value-type="string" office:string-value="Resistor 220R 0402 0W063 1% 100PPM 50V" calcext:value-type="string">
            <text:p>Resistor 220R 0402 0W063 1% 100PPM 50V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7] &amp; &quot;L&quot;" office:value-type="string" office:string-value="603-RC0402FR-07220RL" calcext:value-type="string">
            <text:p>603-RC0402FR-07220RL</text:p>
          </table:table-cell>
          <table:table-cell office:value-type="string" calcext:value-type="string">
            <text:p>C112291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8]&amp;&quot;_&quot;&amp;[.D28]&amp;&quot;_&quot;&amp;[.E28]&amp;&quot;_&quot;&amp;[.F28]&amp;&quot;_&quot;&amp;[.G28]&amp;&quot;_&quot;&amp;[.H28]" office:value-type="string" office:string-value="R_22K_0402_0W063_1%_100PPM_50V" calcext:value-type="string">
            <text:p>R_22K_0402_0W063_1%_100PPM_50V</text:p>
          </table:table-cell>
          <table:table-cell table:formula="of:=&quot;Resistor &quot;&amp;[.C28]&amp;&quot; &quot;&amp;[.D28]&amp;&quot; &quot;&amp;[.E28]&amp;&quot; &quot;&amp;[.F28]&amp;&quot; &quot;&amp;[.G28]&amp;&quot; &quot;&amp;[.H28]" office:value-type="string" office:string-value="Resistor 22K 0402 0W063 1% 100PPM 50V" calcext:value-type="string">
            <text:p>Resistor 22K 0402 0W063 1% 100PPM 50V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8] &amp; &quot;L&quot;" office:value-type="string" office:string-value="603-RC0402FR-0722KL" calcext:value-type="string">
            <text:p>603-RC0402FR-0722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29]&amp;&quot;_&quot;&amp;[.D29]&amp;&quot;_&quot;&amp;[.E29]&amp;&quot;_&quot;&amp;[.F29]&amp;&quot;_&quot;&amp;[.G29]&amp;&quot;_&quot;&amp;[.H29]" office:value-type="string" office:string-value="R_22R_0402_0W063_1%_100PPM_50V" calcext:value-type="string">
            <text:p>R_22R_0402_0W063_1%_100PPM_50V</text:p>
          </table:table-cell>
          <table:table-cell table:formula="of:=&quot;Resistor &quot;&amp;[.C29]&amp;&quot; &quot;&amp;[.D29]&amp;&quot; &quot;&amp;[.E29]&amp;&quot; &quot;&amp;[.F29]&amp;&quot; &quot;&amp;[.G29]&amp;&quot; &quot;&amp;[.H29]" office:value-type="string" office:string-value="Resistor 22R 0402 0W063 1% 100PPM 50V" calcext:value-type="string">
            <text:p>Resistor 22R 0402 0W063 1% 100PPM 50V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29] &amp; &quot;L&quot;" office:value-type="string" office:string-value="603-RC0402FR-0722RL" calcext:value-type="string">
            <text:p>603-RC0402FR-0722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0]&amp;&quot;_&quot;&amp;[.D30]&amp;&quot;_&quot;&amp;[.E30]&amp;&quot;_&quot;&amp;[.F30]&amp;&quot;_&quot;&amp;[.G30]&amp;&quot;_&quot;&amp;[.H30]" office:value-type="string" office:string-value="R_270K_0402_0W063_1%_100PPM_50V" calcext:value-type="string">
            <text:p>R_270K_0402_0W063_1%_100PPM_50V</text:p>
          </table:table-cell>
          <table:table-cell table:formula="of:=&quot;Resistor &quot;&amp;[.C30]&amp;&quot; &quot;&amp;[.D30]&amp;&quot; &quot;&amp;[.E30]&amp;&quot; &quot;&amp;[.F30]&amp;&quot; &quot;&amp;[.G30]&amp;&quot; &quot;&amp;[.H30]" office:value-type="string" office:string-value="Resistor 270K 0402 0W063 1% 100PPM 50V" calcext:value-type="string">
            <text:p>Resistor 270K 0402 0W063 1% 100PPM 50V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0] &amp; &quot;L&quot;" office:value-type="string" office:string-value="603-RC0402FR-07270KL" calcext:value-type="string">
            <text:p>603-RC0402FR-0727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1]&amp;&quot;_&quot;&amp;[.D31]&amp;&quot;_&quot;&amp;[.E31]&amp;&quot;_&quot;&amp;[.F31]&amp;&quot;_&quot;&amp;[.G31]&amp;&quot;_&quot;&amp;[.H31]" office:value-type="string" office:string-value="R_270R_0402_0W063_1%_100PPM_50V" calcext:value-type="string">
            <text:p>R_270R_0402_0W063_1%_100PPM_50V</text:p>
          </table:table-cell>
          <table:table-cell table:formula="of:=&quot;Resistor &quot;&amp;[.C31]&amp;&quot; &quot;&amp;[.D31]&amp;&quot; &quot;&amp;[.E31]&amp;&quot; &quot;&amp;[.F31]&amp;&quot; &quot;&amp;[.G31]&amp;&quot; &quot;&amp;[.H31]" office:value-type="string" office:string-value="Resistor 270R 0402 0W063 1% 100PPM 50V" calcext:value-type="string">
            <text:p>Resistor 270R 0402 0W063 1% 100PPM 50V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1] &amp; &quot;L&quot;" office:value-type="string" office:string-value="603-RC0402FR-07270RL" calcext:value-type="string">
            <text:p>603-RC0402FR-07270RL</text:p>
          </table:table-cell>
          <table:table-cell office:value-type="string" calcext:value-type="string">
            <text:p>C163474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2]&amp;&quot;_&quot;&amp;[.D32]&amp;&quot;_&quot;&amp;[.E32]&amp;&quot;_&quot;&amp;[.F32]&amp;&quot;_&quot;&amp;[.G32]&amp;&quot;_&quot;&amp;[.H32]" office:value-type="string" office:string-value="R_27K_0402_0W063_1%_100PPM_50V" calcext:value-type="string">
            <text:p>R_27K_0402_0W063_1%_100PPM_50V</text:p>
          </table:table-cell>
          <table:table-cell table:formula="of:=&quot;Resistor &quot;&amp;[.C32]&amp;&quot; &quot;&amp;[.D32]&amp;&quot; &quot;&amp;[.E32]&amp;&quot; &quot;&amp;[.F32]&amp;&quot; &quot;&amp;[.G32]&amp;&quot; &quot;&amp;[.H32]" office:value-type="string" office:string-value="Resistor 27K 0402 0W063 1% 100PPM 50V" calcext:value-type="string">
            <text:p>Resistor 27K 0402 0W063 1% 100PPM 50V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2] &amp; &quot;L&quot;" office:value-type="string" office:string-value="603-RC0402FR-0727KL" calcext:value-type="string">
            <text:p>603-RC0402FR-0727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3]&amp;&quot;_&quot;&amp;[.D33]&amp;&quot;_&quot;&amp;[.E33]&amp;&quot;_&quot;&amp;[.F33]&amp;&quot;_&quot;&amp;[.G33]&amp;&quot;_&quot;&amp;[.H33]" office:value-type="string" office:string-value="R_27R_0402_0W063_1%_100PPM_50V" calcext:value-type="string">
            <text:p>R_27R_0402_0W063_1%_100PPM_50V</text:p>
          </table:table-cell>
          <table:table-cell table:formula="of:=&quot;Resistor &quot;&amp;[.C33]&amp;&quot; &quot;&amp;[.D33]&amp;&quot; &quot;&amp;[.E33]&amp;&quot; &quot;&amp;[.F33]&amp;&quot; &quot;&amp;[.G33]&amp;&quot; &quot;&amp;[.H33]" office:value-type="string" office:string-value="Resistor 27R 0402 0W063 1% 100PPM 50V" calcext:value-type="string">
            <text:p>Resistor 27R 0402 0W063 1% 100PPM 50V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3] &amp; &quot;L&quot;" office:value-type="string" office:string-value="603-RC0402FR-0727RL" calcext:value-type="string">
            <text:p>603-RC0402FR-0727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4]&amp;&quot;_&quot;&amp;[.D34]&amp;&quot;_&quot;&amp;[.E34]&amp;&quot;_&quot;&amp;[.F34]&amp;&quot;_&quot;&amp;[.G34]&amp;&quot;_&quot;&amp;[.H34]" office:value-type="string" office:string-value="R_2K2_0402_0W063_1%_100PPM_50V" calcext:value-type="string">
            <text:p>R_2K2_0402_0W063_1%_100PPM_50V</text:p>
          </table:table-cell>
          <table:table-cell table:formula="of:=&quot;Resistor &quot;&amp;[.C34]&amp;&quot; &quot;&amp;[.D34]&amp;&quot; &quot;&amp;[.E34]&amp;&quot; &quot;&amp;[.F34]&amp;&quot; &quot;&amp;[.G34]&amp;&quot; &quot;&amp;[.H34]" office:value-type="string" office:string-value="Resistor 2K2 0402 0W063 1% 100PPM 50V" calcext:value-type="string">
            <text:p>Resistor 2K2 0402 0W063 1% 100PPM 50V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AC0402FR-072K2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5]&amp;&quot;_&quot;&amp;[.D35]&amp;&quot;_&quot;&amp;[.E35]&amp;&quot;_&quot;&amp;[.F35]&amp;&quot;_&quot;&amp;[.G35]&amp;&quot;_&quot;&amp;[.H35]" office:value-type="string" office:string-value="R_2K7_0402_0W063_1%_100PPM_50V" calcext:value-type="string">
            <text:p>R_2K7_0402_0W063_1%_100PPM_50V</text:p>
          </table:table-cell>
          <table:table-cell table:formula="of:=&quot;Resistor &quot;&amp;[.C35]&amp;&quot; &quot;&amp;[.D35]&amp;&quot; &quot;&amp;[.E35]&amp;&quot; &quot;&amp;[.F35]&amp;&quot; &quot;&amp;[.G35]&amp;&quot; &quot;&amp;[.H35]" office:value-type="string" office:string-value="Resistor 2K7 0402 0W063 1% 100PPM 50V" calcext:value-type="string">
            <text:p>Resistor 2K7 0402 0W063 1% 100PPM 50V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5] &amp; &quot;L&quot;" office:value-type="string" office:string-value="603-RC0402FR-072K7L" calcext:value-type="string">
            <text:p>603-RC0402FR-072K7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6]&amp;&quot;_&quot;&amp;[.D36]&amp;&quot;_&quot;&amp;[.E36]&amp;&quot;_&quot;&amp;[.F36]&amp;&quot;_&quot;&amp;[.G36]&amp;&quot;_&quot;&amp;[.H36]" office:value-type="string" office:string-value="R_330K_0402_0W063_1%_100PPM_50V" calcext:value-type="string">
            <text:p>R_330K_0402_0W063_1%_100PPM_50V</text:p>
          </table:table-cell>
          <table:table-cell table:formula="of:=&quot;Resistor &quot;&amp;[.C36]&amp;&quot; &quot;&amp;[.D36]&amp;&quot; &quot;&amp;[.E36]&amp;&quot; &quot;&amp;[.F36]&amp;&quot; &quot;&amp;[.G36]&amp;&quot; &quot;&amp;[.H36]" office:value-type="string" office:string-value="Resistor 330K 0402 0W063 1% 100PPM 50V" calcext:value-type="string">
            <text:p>Resistor 330K 0402 0W063 1% 100PPM 50V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6] &amp; &quot;L&quot;" office:value-type="string" office:string-value="603-RC0402FR-07330KL" calcext:value-type="string">
            <text:p>603-RC0402FR-0733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7]&amp;&quot;_&quot;&amp;[.D37]&amp;&quot;_&quot;&amp;[.E37]&amp;&quot;_&quot;&amp;[.F37]&amp;&quot;_&quot;&amp;[.G37]&amp;&quot;_&quot;&amp;[.H37]" office:value-type="string" office:string-value="R_330R_0402_0W063_1%_100PPM_50V" calcext:value-type="string">
            <text:p>R_330R_0402_0W063_1%_100PPM_50V</text:p>
          </table:table-cell>
          <table:table-cell table:formula="of:=&quot;Resistor &quot;&amp;[.C37]&amp;&quot; &quot;&amp;[.D37]&amp;&quot; &quot;&amp;[.E37]&amp;&quot; &quot;&amp;[.F37]&amp;&quot; &quot;&amp;[.G37]&amp;&quot; &quot;&amp;[.H37]" office:value-type="string" office:string-value="Resistor 330R 0402 0W063 1% 100PPM 50V" calcext:value-type="string">
            <text:p>Resistor 330R 0402 0W063 1% 100PPM 50V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7] &amp; &quot;L&quot;" office:value-type="string" office:string-value="603-RC0402FR-07330RL" calcext:value-type="string">
            <text:p>603-RC0402FR-07330RL</text:p>
          </table:table-cell>
          <table:table-cell office:value-type="string" calcext:value-type="string">
            <text:p>C105875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8]&amp;&quot;_&quot;&amp;[.D38]&amp;&quot;_&quot;&amp;[.E38]&amp;&quot;_&quot;&amp;[.F38]&amp;&quot;_&quot;&amp;[.G38]&amp;&quot;_&quot;&amp;[.H38]" office:value-type="string" office:string-value="R_33K_0402_0W063_1%_100PPM_50V" calcext:value-type="string">
            <text:p>R_33K_0402_0W063_1%_100PPM_50V</text:p>
          </table:table-cell>
          <table:table-cell table:formula="of:=&quot;Resistor &quot;&amp;[.C38]&amp;&quot; &quot;&amp;[.D38]&amp;&quot; &quot;&amp;[.E38]&amp;&quot; &quot;&amp;[.F38]&amp;&quot; &quot;&amp;[.G38]&amp;&quot; &quot;&amp;[.H38]" office:value-type="string" office:string-value="Resistor 33K 0402 0W063 1% 100PPM 50V" calcext:value-type="string">
            <text:p>Resistor 33K 0402 0W063 1% 100PPM 50V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8] &amp; &quot;L&quot;" office:value-type="string" office:string-value="603-RC0402FR-0733KL" calcext:value-type="string">
            <text:p>603-RC0402FR-0733KL</text:p>
          </table:table-cell>
          <table:table-cell office:value-type="string" calcext:value-type="string">
            <text:p>C138003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39]&amp;&quot;_&quot;&amp;[.D39]&amp;&quot;_&quot;&amp;[.E39]&amp;&quot;_&quot;&amp;[.F39]&amp;&quot;_&quot;&amp;[.G39]&amp;&quot;_&quot;&amp;[.H39]" office:value-type="string" office:string-value="R_33R_0402_0W063_1%_100PPM_50V" calcext:value-type="string">
            <text:p>R_33R_0402_0W063_1%_100PPM_50V</text:p>
          </table:table-cell>
          <table:table-cell table:formula="of:=&quot;Resistor &quot;&amp;[.C39]&amp;&quot; &quot;&amp;[.D39]&amp;&quot; &quot;&amp;[.E39]&amp;&quot; &quot;&amp;[.F39]&amp;&quot; &quot;&amp;[.G39]&amp;&quot; &quot;&amp;[.H39]" office:value-type="string" office:string-value="Resistor 33R 0402 0W063 1% 100PPM 50V" calcext:value-type="string">
            <text:p>Resistor 33R 0402 0W063 1% 100PPM 50V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39] &amp; &quot;L&quot;" office:value-type="string" office:string-value="603-RC0402FR-0733RL" calcext:value-type="string">
            <text:p>603-RC0402FR-0733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0]&amp;&quot;_&quot;&amp;[.D40]&amp;&quot;_&quot;&amp;[.E40]&amp;&quot;_&quot;&amp;[.F40]&amp;&quot;_&quot;&amp;[.G40]&amp;&quot;_&quot;&amp;[.H40]" office:value-type="string" office:string-value="R_390K_0402_0W063_1%_100PPM_50V" calcext:value-type="string">
            <text:p>R_390K_0402_0W063_1%_100PPM_50V</text:p>
          </table:table-cell>
          <table:table-cell table:formula="of:=&quot;Resistor &quot;&amp;[.C40]&amp;&quot; &quot;&amp;[.D40]&amp;&quot; &quot;&amp;[.E40]&amp;&quot; &quot;&amp;[.F40]&amp;&quot; &quot;&amp;[.G40]&amp;&quot; &quot;&amp;[.H40]" office:value-type="string" office:string-value="Resistor 390K 0402 0W063 1% 100PPM 50V" calcext:value-type="string">
            <text:p>Resistor 390K 0402 0W063 1% 100PPM 50V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0] &amp; &quot;L&quot;" office:value-type="string" office:string-value="603-RC0402FR-07390KL" calcext:value-type="string">
            <text:p>603-RC0402FR-0739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1]&amp;&quot;_&quot;&amp;[.D41]&amp;&quot;_&quot;&amp;[.E41]&amp;&quot;_&quot;&amp;[.F41]&amp;&quot;_&quot;&amp;[.G41]&amp;&quot;_&quot;&amp;[.H41]" office:value-type="string" office:string-value="R_390R_0402_0W063_1%_100PPM_50V" calcext:value-type="string">
            <text:p>R_390R_0402_0W063_1%_100PPM_50V</text:p>
          </table:table-cell>
          <table:table-cell table:formula="of:=&quot;Resistor &quot;&amp;[.C41]&amp;&quot; &quot;&amp;[.D41]&amp;&quot; &quot;&amp;[.E41]&amp;&quot; &quot;&amp;[.F41]&amp;&quot; &quot;&amp;[.G41]&amp;&quot; &quot;&amp;[.H41]" office:value-type="string" office:string-value="Resistor 390R 0402 0W063 1% 100PPM 50V" calcext:value-type="string">
            <text:p>Resistor 390R 0402 0W063 1% 100PPM 50V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1] &amp; &quot;L&quot;" office:value-type="string" office:string-value="603-RC0402FR-07390RL" calcext:value-type="string">
            <text:p>603-RC0402FR-07390RL</text:p>
          </table:table-cell>
          <table:table-cell office:value-type="string" calcext:value-type="string">
            <text:p>C137997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2]&amp;&quot;_&quot;&amp;[.D42]&amp;&quot;_&quot;&amp;[.E42]&amp;&quot;_&quot;&amp;[.F42]&amp;&quot;_&quot;&amp;[.G42]&amp;&quot;_&quot;&amp;[.H42]" office:value-type="string" office:string-value="R_39K_0402_0W063_1%_100PPM_50V" calcext:value-type="string">
            <text:p>R_39K_0402_0W063_1%_100PPM_50V</text:p>
          </table:table-cell>
          <table:table-cell table:formula="of:=&quot;Resistor &quot;&amp;[.C42]&amp;&quot; &quot;&amp;[.D42]&amp;&quot; &quot;&amp;[.E42]&amp;&quot; &quot;&amp;[.F42]&amp;&quot; &quot;&amp;[.G42]&amp;&quot; &quot;&amp;[.H42]" office:value-type="string" office:string-value="Resistor 39K 0402 0W063 1% 100PPM 50V" calcext:value-type="string">
            <text:p>Resistor 39K 0402 0W063 1% 100PPM 50V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2] &amp; &quot;L&quot;" office:value-type="string" office:string-value="603-RC0402FR-0739KL" calcext:value-type="string">
            <text:p>603-RC0402FR-0739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3]&amp;&quot;_&quot;&amp;[.D43]&amp;&quot;_&quot;&amp;[.E43]&amp;&quot;_&quot;&amp;[.F43]&amp;&quot;_&quot;&amp;[.G43]&amp;&quot;_&quot;&amp;[.H43]" office:value-type="string" office:string-value="R_39R_0402_0W063_1%_100PPM_50V" calcext:value-type="string">
            <text:p>R_39R_0402_0W063_1%_100PPM_50V</text:p>
          </table:table-cell>
          <table:table-cell table:formula="of:=&quot;Resistor &quot;&amp;[.C43]&amp;&quot; &quot;&amp;[.D43]&amp;&quot; &quot;&amp;[.E43]&amp;&quot; &quot;&amp;[.F43]&amp;&quot; &quot;&amp;[.G43]&amp;&quot; &quot;&amp;[.H43]" office:value-type="string" office:string-value="Resistor 39R 0402 0W063 1% 100PPM 50V" calcext:value-type="string">
            <text:p>Resistor 39R 0402 0W063 1% 100PPM 50V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3] &amp; &quot;L&quot;" office:value-type="string" office:string-value="603-RC0402FR-0739RL" calcext:value-type="string">
            <text:p>603-RC0402FR-0739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4]&amp;&quot;_&quot;&amp;[.D44]&amp;&quot;_&quot;&amp;[.E44]&amp;&quot;_&quot;&amp;[.F44]&amp;&quot;_&quot;&amp;[.G44]&amp;&quot;_&quot;&amp;[.H44]" office:value-type="string" office:string-value="R_3K3_0402_0W063_1%_100PPM_50V" calcext:value-type="string">
            <text:p>R_3K3_0402_0W063_1%_100PPM_50V</text:p>
          </table:table-cell>
          <table:table-cell table:formula="of:=&quot;Resistor &quot;&amp;[.C44]&amp;&quot; &quot;&amp;[.D44]&amp;&quot; &quot;&amp;[.E44]&amp;&quot; &quot;&amp;[.F44]&amp;&quot; &quot;&amp;[.G44]&amp;&quot; &quot;&amp;[.H44]" office:value-type="string" office:string-value="Resistor 3K3 0402 0W063 1% 100PPM 50V" calcext:value-type="string">
            <text:p>Resistor 3K3 0402 0W063 1% 100PPM 50V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4] &amp; &quot;L&quot;" office:value-type="string" office:string-value="603-RC0402FR-073K3L" calcext:value-type="string">
            <text:p>603-RC0402FR-073K3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5]&amp;&quot;_&quot;&amp;[.D45]&amp;&quot;_&quot;&amp;[.E45]&amp;&quot;_&quot;&amp;[.F45]&amp;&quot;_&quot;&amp;[.G45]&amp;&quot;_&quot;&amp;[.H45]" office:value-type="string" office:string-value="R_3K9_0402_0W063_1%_100PPM_50V" calcext:value-type="string">
            <text:p>R_3K9_0402_0W063_1%_100PPM_50V</text:p>
          </table:table-cell>
          <table:table-cell table:formula="of:=&quot;Resistor &quot;&amp;[.C45]&amp;&quot; &quot;&amp;[.D45]&amp;&quot; &quot;&amp;[.E45]&amp;&quot; &quot;&amp;[.F45]&amp;&quot; &quot;&amp;[.G45]&amp;&quot; &quot;&amp;[.H45]" office:value-type="string" office:string-value="Resistor 3K9 0402 0W063 1% 100PPM 50V" calcext:value-type="string">
            <text:p>Resistor 3K9 0402 0W063 1% 100PPM 50V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5] &amp; &quot;L&quot;" office:value-type="string" office:string-value="603-RC0402FR-073K9L" calcext:value-type="string">
            <text:p>603-RC0402FR-073K9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6]&amp;&quot;_&quot;&amp;[.D46]&amp;&quot;_&quot;&amp;[.E46]&amp;&quot;_&quot;&amp;[.F46]&amp;&quot;_&quot;&amp;[.G46]&amp;&quot;_&quot;&amp;[.H46]" office:value-type="string" office:string-value="R_470K_0402_0W063_1%_100PPM_50V" calcext:value-type="string">
            <text:p>R_470K_0402_0W063_1%_100PPM_50V</text:p>
          </table:table-cell>
          <table:table-cell table:formula="of:=&quot;Resistor &quot;&amp;[.C46]&amp;&quot; &quot;&amp;[.D46]&amp;&quot; &quot;&amp;[.E46]&amp;&quot; &quot;&amp;[.F46]&amp;&quot; &quot;&amp;[.G46]&amp;&quot; &quot;&amp;[.H46]" office:value-type="string" office:string-value="Resistor 470K 0402 0W063 1% 100PPM 50V" calcext:value-type="string">
            <text:p>Resistor 470K 0402 0W063 1% 100PPM 50V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6] &amp; &quot;L&quot;" office:value-type="string" office:string-value="603-RC0402FR-07470KL" calcext:value-type="string">
            <text:p>603-RC0402FR-0747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7]&amp;&quot;_&quot;&amp;[.D47]&amp;&quot;_&quot;&amp;[.E47]&amp;&quot;_&quot;&amp;[.F47]&amp;&quot;_&quot;&amp;[.G47]&amp;&quot;_&quot;&amp;[.H47]" office:value-type="string" office:string-value="R_470R_0402_0W063_1%_100PPM_50V" calcext:value-type="string">
            <text:p>R_470R_0402_0W063_1%_100PPM_50V</text:p>
          </table:table-cell>
          <table:table-cell table:formula="of:=&quot;Resistor &quot;&amp;[.C47]&amp;&quot; &quot;&amp;[.D47]&amp;&quot; &quot;&amp;[.E47]&amp;&quot; &quot;&amp;[.F47]&amp;&quot; &quot;&amp;[.G47]&amp;&quot; &quot;&amp;[.H47]" office:value-type="string" office:string-value="Resistor 470R 0402 0W063 1% 100PPM 50V" calcext:value-type="string">
            <text:p>Resistor 470R 0402 0W063 1% 100PPM 50V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7] &amp; &quot;L&quot;" office:value-type="string" office:string-value="603-RC0402FR-07470RL" calcext:value-type="string">
            <text:p>603-RC0402FR-0747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8]&amp;&quot;_&quot;&amp;[.D48]&amp;&quot;_&quot;&amp;[.E48]&amp;&quot;_&quot;&amp;[.F48]&amp;&quot;_&quot;&amp;[.G48]&amp;&quot;_&quot;&amp;[.H48]" office:value-type="string" office:string-value="R_47K_0402_0W063_1%_100PPM_50V" calcext:value-type="string">
            <text:p>R_47K_0402_0W063_1%_100PPM_50V</text:p>
          </table:table-cell>
          <table:table-cell table:formula="of:=&quot;Resistor &quot;&amp;[.C48]&amp;&quot; &quot;&amp;[.D48]&amp;&quot; &quot;&amp;[.E48]&amp;&quot; &quot;&amp;[.F48]&amp;&quot; &quot;&amp;[.G48]&amp;&quot; &quot;&amp;[.H48]" office:value-type="string" office:string-value="Resistor 47K 0402 0W063 1% 100PPM 50V" calcext:value-type="string">
            <text:p>Resistor 47K 0402 0W063 1% 100PPM 50V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47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49]&amp;&quot;_&quot;&amp;[.D49]&amp;&quot;_&quot;&amp;[.E49]&amp;&quot;_&quot;&amp;[.F49]&amp;&quot;_&quot;&amp;[.G49]&amp;&quot;_&quot;&amp;[.H49]" office:value-type="string" office:string-value="R_47R_0402_0W063_1%_100PPM_50V" calcext:value-type="string">
            <text:p>R_47R_0402_0W063_1%_100PPM_50V</text:p>
          </table:table-cell>
          <table:table-cell table:formula="of:=&quot;Resistor &quot;&amp;[.C49]&amp;&quot; &quot;&amp;[.D49]&amp;&quot; &quot;&amp;[.E49]&amp;&quot; &quot;&amp;[.F49]&amp;&quot; &quot;&amp;[.G49]&amp;&quot; &quot;&amp;[.H49]" office:value-type="string" office:string-value="Resistor 47R 0402 0W063 1% 100PPM 50V" calcext:value-type="string">
            <text:p>Resistor 47R 0402 0W063 1% 100PPM 50V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49] &amp; &quot;L&quot;" office:value-type="string" office:string-value="603-RC0402FR-0747RL" calcext:value-type="string">
            <text:p>603-RC0402FR-0747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0]&amp;&quot;_&quot;&amp;[.D50]&amp;&quot;_&quot;&amp;[.E50]&amp;&quot;_&quot;&amp;[.F50]&amp;&quot;_&quot;&amp;[.G50]&amp;&quot;_&quot;&amp;[.H50]" office:value-type="string" office:string-value="R_4K7_0402_0W063_1%_100PPM_50V" calcext:value-type="string">
            <text:p>R_4K7_0402_0W063_1%_100PPM_50V</text:p>
          </table:table-cell>
          <table:table-cell table:formula="of:=&quot;Resistor &quot;&amp;[.C50]&amp;&quot; &quot;&amp;[.D50]&amp;&quot; &quot;&amp;[.E50]&amp;&quot; &quot;&amp;[.F50]&amp;&quot; &quot;&amp;[.G50]&amp;&quot; &quot;&amp;[.H50]" office:value-type="string" office:string-value="Resistor 4K7 0402 0W063 1% 100PPM 50V" calcext:value-type="string">
            <text:p>Resistor 4K7 0402 0W063 1% 100PPM 50V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0] &amp; &quot;L&quot;" office:value-type="string" office:string-value="603-RC0402FR-074K7L" calcext:value-type="string">
            <text:p>603-RC0402FR-074K7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1]&amp;&quot;_&quot;&amp;[.D51]&amp;&quot;_&quot;&amp;[.E51]&amp;&quot;_&quot;&amp;[.F51]&amp;&quot;_&quot;&amp;[.G51]&amp;&quot;_&quot;&amp;[.H51]" office:value-type="string" office:string-value="R_560K_0402_0W063_1%_100PPM_50V" calcext:value-type="string">
            <text:p>R_560K_0402_0W063_1%_100PPM_50V</text:p>
          </table:table-cell>
          <table:table-cell table:formula="of:=&quot;Resistor &quot;&amp;[.C51]&amp;&quot; &quot;&amp;[.D51]&amp;&quot; &quot;&amp;[.E51]&amp;&quot; &quot;&amp;[.F51]&amp;&quot; &quot;&amp;[.G51]&amp;&quot; &quot;&amp;[.H51]" office:value-type="string" office:string-value="Resistor 560K 0402 0W063 1% 100PPM 50V" calcext:value-type="string">
            <text:p>Resistor 560K 0402 0W063 1% 100PPM 50V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1] &amp; &quot;L&quot;" office:value-type="string" office:string-value="603-RC0402FR-07560KL" calcext:value-type="string">
            <text:p>603-RC0402FR-0756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2]&amp;&quot;_&quot;&amp;[.D52]&amp;&quot;_&quot;&amp;[.E52]&amp;&quot;_&quot;&amp;[.F52]&amp;&quot;_&quot;&amp;[.G52]&amp;&quot;_&quot;&amp;[.H52]" office:value-type="string" office:string-value="R_560R_0402_0W063_1%_100PPM_50V" calcext:value-type="string">
            <text:p>R_560R_0402_0W063_1%_100PPM_50V</text:p>
          </table:table-cell>
          <table:table-cell table:formula="of:=&quot;Resistor &quot;&amp;[.C52]&amp;&quot; &quot;&amp;[.D52]&amp;&quot; &quot;&amp;[.E52]&amp;&quot; &quot;&amp;[.F52]&amp;&quot; &quot;&amp;[.G52]&amp;&quot; &quot;&amp;[.H52]" office:value-type="string" office:string-value="Resistor 560R 0402 0W063 1% 100PPM 50V" calcext:value-type="string">
            <text:p>Resistor 560R 0402 0W063 1% 100PPM 50V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2] &amp; &quot;L&quot;" office:value-type="string" office:string-value="603-RC0402FR-07560RL" calcext:value-type="string">
            <text:p>603-RC0402FR-0756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3]&amp;&quot;_&quot;&amp;[.D53]&amp;&quot;_&quot;&amp;[.E53]&amp;&quot;_&quot;&amp;[.F53]&amp;&quot;_&quot;&amp;[.G53]&amp;&quot;_&quot;&amp;[.H53]" office:value-type="string" office:string-value="R_56K_0402_0W063_1%_100PPM_50V" calcext:value-type="string">
            <text:p>R_56K_0402_0W063_1%_100PPM_50V</text:p>
          </table:table-cell>
          <table:table-cell table:formula="of:=&quot;Resistor &quot;&amp;[.C53]&amp;&quot; &quot;&amp;[.D53]&amp;&quot; &quot;&amp;[.E53]&amp;&quot; &quot;&amp;[.F53]&amp;&quot; &quot;&amp;[.G53]&amp;&quot; &quot;&amp;[.H53]" office:value-type="string" office:string-value="Resistor 56K 0402 0W063 1% 100PPM 50V" calcext:value-type="string">
            <text:p>Resistor 56K 0402 0W063 1% 100PPM 50V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3] &amp; &quot;L&quot;" office:value-type="string" office:string-value="603-RC0402FR-0756KL" calcext:value-type="string">
            <text:p>603-RC0402FR-0756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4]&amp;&quot;_&quot;&amp;[.D54]&amp;&quot;_&quot;&amp;[.E54]&amp;&quot;_&quot;&amp;[.F54]&amp;&quot;_&quot;&amp;[.G54]&amp;&quot;_&quot;&amp;[.H54]" office:value-type="string" office:string-value="R_56R_0402_0W063_1%_100PPM_50V" calcext:value-type="string">
            <text:p>R_56R_0402_0W063_1%_100PPM_50V</text:p>
          </table:table-cell>
          <table:table-cell table:formula="of:=&quot;Resistor &quot;&amp;[.C54]&amp;&quot; &quot;&amp;[.D54]&amp;&quot; &quot;&amp;[.E54]&amp;&quot; &quot;&amp;[.F54]&amp;&quot; &quot;&amp;[.G54]&amp;&quot; &quot;&amp;[.H54]" office:value-type="string" office:string-value="Resistor 56R 0402 0W063 1% 100PPM 50V" calcext:value-type="string">
            <text:p>Resistor 56R 0402 0W063 1% 100PPM 50V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4] &amp; &quot;L&quot;" office:value-type="string" office:string-value="603-RC0402FR-0756RL" calcext:value-type="string">
            <text:p>603-RC0402FR-0756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5]&amp;&quot;_&quot;&amp;[.D55]&amp;&quot;_&quot;&amp;[.E55]&amp;&quot;_&quot;&amp;[.F55]&amp;&quot;_&quot;&amp;[.G55]&amp;&quot;_&quot;&amp;[.H55]" office:value-type="string" office:string-value="R_5K6_0402_0W063_1%_100PPM_50V" calcext:value-type="string">
            <text:p>R_5K6_0402_0W063_1%_100PPM_50V</text:p>
          </table:table-cell>
          <table:table-cell table:formula="of:=&quot;Resistor &quot;&amp;[.C55]&amp;&quot; &quot;&amp;[.D55]&amp;&quot; &quot;&amp;[.E55]&amp;&quot; &quot;&amp;[.F55]&amp;&quot; &quot;&amp;[.G55]&amp;&quot; &quot;&amp;[.H55]" office:value-type="string" office:string-value="Resistor 5K6 0402 0W063 1% 100PPM 50V" calcext:value-type="string">
            <text:p>Resistor 5K6 0402 0W063 1% 100PPM 50V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5] &amp; &quot;L&quot;" office:value-type="string" office:string-value="603-RC0402FR-075K6L" calcext:value-type="string">
            <text:p>603-RC0402FR-075K6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6]&amp;&quot;_&quot;&amp;[.D56]&amp;&quot;_&quot;&amp;[.E56]&amp;&quot;_&quot;&amp;[.F56]&amp;&quot;_&quot;&amp;[.G56]&amp;&quot;_&quot;&amp;[.H56]" office:value-type="string" office:string-value="R_620R_0402_0W063_1%_100PPM_50V" calcext:value-type="string">
            <text:p>R_620R_0402_0W063_1%_100PPM_50V</text:p>
          </table:table-cell>
          <table:table-cell table:formula="of:=&quot;Resistor &quot;&amp;[.C56]&amp;&quot; &quot;&amp;[.D56]&amp;&quot; &quot;&amp;[.E56]&amp;&quot; &quot;&amp;[.F56]&amp;&quot; &quot;&amp;[.G56]&amp;&quot; &quot;&amp;[.H56]" office:value-type="string" office:string-value="Resistor 620R 0402 0W063 1% 100PPM 50V" calcext:value-type="string">
            <text:p>Resistor 620R 0402 0W063 1% 100PPM 50V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62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7]&amp;&quot;_&quot;&amp;[.D57]&amp;&quot;_&quot;&amp;[.E57]&amp;&quot;_&quot;&amp;[.F57]&amp;&quot;_&quot;&amp;[.G57]&amp;&quot;_&quot;&amp;[.H57]" office:value-type="string" office:string-value="R_680K_0402_0W063_1%_100PPM_50V" calcext:value-type="string">
            <text:p>R_680K_0402_0W063_1%_100PPM_50V</text:p>
          </table:table-cell>
          <table:table-cell table:formula="of:=&quot;Resistor &quot;&amp;[.C57]&amp;&quot; &quot;&amp;[.D57]&amp;&quot; &quot;&amp;[.E57]&amp;&quot; &quot;&amp;[.F57]&amp;&quot; &quot;&amp;[.G57]&amp;&quot; &quot;&amp;[.H57]" office:value-type="string" office:string-value="Resistor 680K 0402 0W063 1% 100PPM 50V" calcext:value-type="string">
            <text:p>Resistor 680K 0402 0W063 1% 100PPM 50V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7] &amp; &quot;L&quot;" office:value-type="string" office:string-value="603-RC0402FR-07680KL" calcext:value-type="string">
            <text:p>603-RC0402FR-0768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8]&amp;&quot;_&quot;&amp;[.D58]&amp;&quot;_&quot;&amp;[.E58]&amp;&quot;_&quot;&amp;[.F58]&amp;&quot;_&quot;&amp;[.G58]&amp;&quot;_&quot;&amp;[.H58]" office:value-type="string" office:string-value="R_680R_0402_0W063_1%_100PPM_50V" calcext:value-type="string">
            <text:p>R_680R_0402_0W063_1%_100PPM_50V</text:p>
          </table:table-cell>
          <table:table-cell table:formula="of:=&quot;Resistor &quot;&amp;[.C58]&amp;&quot; &quot;&amp;[.D58]&amp;&quot; &quot;&amp;[.E58]&amp;&quot; &quot;&amp;[.F58]&amp;&quot; &quot;&amp;[.G58]&amp;&quot; &quot;&amp;[.H58]" office:value-type="string" office:string-value="Resistor 680R 0402 0W063 1% 100PPM 50V" calcext:value-type="string">
            <text:p>Resistor 680R 0402 0W063 1% 100PPM 50V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8] &amp; &quot;L&quot;" office:value-type="string" office:string-value="603-RC0402FR-07680RL" calcext:value-type="string">
            <text:p>603-RC0402FR-0768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59]&amp;&quot;_&quot;&amp;[.D59]&amp;&quot;_&quot;&amp;[.E59]&amp;&quot;_&quot;&amp;[.F59]&amp;&quot;_&quot;&amp;[.G59]&amp;&quot;_&quot;&amp;[.H59]" office:value-type="string" office:string-value="R_68K_0402_0W063_1%_100PPM_50V" calcext:value-type="string">
            <text:p>R_68K_0402_0W063_1%_100PPM_50V</text:p>
          </table:table-cell>
          <table:table-cell table:formula="of:=&quot;Resistor &quot;&amp;[.C59]&amp;&quot; &quot;&amp;[.D59]&amp;&quot; &quot;&amp;[.E59]&amp;&quot; &quot;&amp;[.F59]&amp;&quot; &quot;&amp;[.G59]&amp;&quot; &quot;&amp;[.H59]" office:value-type="string" office:string-value="Resistor 68K 0402 0W063 1% 100PPM 50V" calcext:value-type="string">
            <text:p>Resistor 68K 0402 0W063 1% 100PPM 50V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59] &amp; &quot;L&quot;" office:value-type="string" office:string-value="603-RC0402FR-0768KL" calcext:value-type="string">
            <text:p>603-RC0402FR-0768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0]&amp;&quot;_&quot;&amp;[.D60]&amp;&quot;_&quot;&amp;[.E60]&amp;&quot;_&quot;&amp;[.F60]&amp;&quot;_&quot;&amp;[.G60]&amp;&quot;_&quot;&amp;[.H60]" office:value-type="string" office:string-value="R_68R_0402_0W063_1%_100PPM_50V" calcext:value-type="string">
            <text:p>R_68R_0402_0W063_1%_100PPM_50V</text:p>
          </table:table-cell>
          <table:table-cell table:formula="of:=&quot;Resistor &quot;&amp;[.C60]&amp;&quot; &quot;&amp;[.D60]&amp;&quot; &quot;&amp;[.E60]&amp;&quot; &quot;&amp;[.F60]&amp;&quot; &quot;&amp;[.G60]&amp;&quot; &quot;&amp;[.H60]" office:value-type="string" office:string-value="Resistor 68R 0402 0W063 1% 100PPM 50V" calcext:value-type="string">
            <text:p>Resistor 68R 0402 0W063 1% 100PPM 50V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0] &amp; &quot;L&quot;" office:value-type="string" office:string-value="603-RC0402FR-0768RL" calcext:value-type="string">
            <text:p>603-RC0402FR-0768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1]&amp;&quot;_&quot;&amp;[.D61]&amp;&quot;_&quot;&amp;[.E61]&amp;&quot;_&quot;&amp;[.F61]&amp;&quot;_&quot;&amp;[.G61]&amp;&quot;_&quot;&amp;[.H61]" office:value-type="string" office:string-value="R_6K8_0402_0W063_1%_100PPM_50V" calcext:value-type="string">
            <text:p>R_6K8_0402_0W063_1%_100PPM_50V</text:p>
          </table:table-cell>
          <table:table-cell table:formula="of:=&quot;Resistor &quot;&amp;[.C61]&amp;&quot; &quot;&amp;[.D61]&amp;&quot; &quot;&amp;[.E61]&amp;&quot; &quot;&amp;[.F61]&amp;&quot; &quot;&amp;[.G61]&amp;&quot; &quot;&amp;[.H61]" office:value-type="string" office:string-value="Resistor 6K8 0402 0W063 1% 100PPM 50V" calcext:value-type="string">
            <text:p>Resistor 6K8 0402 0W063 1% 100PPM 50V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1] &amp; &quot;L&quot;" office:value-type="string" office:string-value="603-RC0402FR-076K8L" calcext:value-type="string">
            <text:p>603-RC0402FR-076K8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2]&amp;&quot;_&quot;&amp;[.D62]&amp;&quot;_&quot;&amp;[.E62]&amp;&quot;_&quot;&amp;[.F62]&amp;&quot;_&quot;&amp;[.G62]&amp;&quot;_&quot;&amp;[.H62]" office:value-type="string" office:string-value="R_820K_0402_0W063_1%_100PPM_50V" calcext:value-type="string">
            <text:p>R_820K_0402_0W063_1%_100PPM_50V</text:p>
          </table:table-cell>
          <table:table-cell table:formula="of:=&quot;Resistor &quot;&amp;[.C62]&amp;&quot; &quot;&amp;[.D62]&amp;&quot; &quot;&amp;[.E62]&amp;&quot; &quot;&amp;[.F62]&amp;&quot; &quot;&amp;[.G62]&amp;&quot; &quot;&amp;[.H62]" office:value-type="string" office:string-value="Resistor 820K 0402 0W063 1% 100PPM 50V" calcext:value-type="string">
            <text:p>Resistor 820K 0402 0W063 1% 100PPM 50V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2] &amp; &quot;L&quot;" office:value-type="string" office:string-value="603-RC0402FR-07820KL" calcext:value-type="string">
            <text:p>603-RC0402FR-07820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3]&amp;&quot;_&quot;&amp;[.D63]&amp;&quot;_&quot;&amp;[.E63]&amp;&quot;_&quot;&amp;[.F63]&amp;&quot;_&quot;&amp;[.G63]&amp;&quot;_&quot;&amp;[.H63]" office:value-type="string" office:string-value="R_820R_0402_0W063_1%_100PPM_50V" calcext:value-type="string">
            <text:p>R_820R_0402_0W063_1%_100PPM_50V</text:p>
          </table:table-cell>
          <table:table-cell table:formula="of:=&quot;Resistor &quot;&amp;[.C63]&amp;&quot; &quot;&amp;[.D63]&amp;&quot; &quot;&amp;[.E63]&amp;&quot; &quot;&amp;[.F63]&amp;&quot; &quot;&amp;[.G63]&amp;&quot; &quot;&amp;[.H63]" office:value-type="string" office:string-value="Resistor 820R 0402 0W063 1% 100PPM 50V" calcext:value-type="string">
            <text:p>Resistor 820R 0402 0W063 1% 100PPM 50V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3] &amp; &quot;L&quot;" office:value-type="string" office:string-value="603-RC0402FR-07820RL" calcext:value-type="string">
            <text:p>603-RC0402FR-07820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4]&amp;&quot;_&quot;&amp;[.D64]&amp;&quot;_&quot;&amp;[.E64]&amp;&quot;_&quot;&amp;[.F64]&amp;&quot;_&quot;&amp;[.G64]&amp;&quot;_&quot;&amp;[.H64]" office:value-type="string" office:string-value="R_82K_0402_0W063_1%_100PPM_50V" calcext:value-type="string">
            <text:p>R_82K_0402_0W063_1%_100PPM_50V</text:p>
          </table:table-cell>
          <table:table-cell table:formula="of:=&quot;Resistor &quot;&amp;[.C64]&amp;&quot; &quot;&amp;[.D64]&amp;&quot; &quot;&amp;[.E64]&amp;&quot; &quot;&amp;[.F64]&amp;&quot; &quot;&amp;[.G64]&amp;&quot; &quot;&amp;[.H64]" office:value-type="string" office:string-value="Resistor 82K 0402 0W063 1% 100PPM 50V" calcext:value-type="string">
            <text:p>Resistor 82K 0402 0W063 1% 100PPM 50V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4] &amp; &quot;L&quot;" office:value-type="string" office:string-value="603-RC0402FR-0782KL" calcext:value-type="string">
            <text:p>603-RC0402FR-0782K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5]&amp;&quot;_&quot;&amp;[.D65]&amp;&quot;_&quot;&amp;[.E65]&amp;&quot;_&quot;&amp;[.F65]&amp;&quot;_&quot;&amp;[.G65]&amp;&quot;_&quot;&amp;[.H65]" office:value-type="string" office:string-value="R_82R_0402_0W063_1%_100PPM_50V" calcext:value-type="string">
            <text:p>R_82R_0402_0W063_1%_100PPM_50V</text:p>
          </table:table-cell>
          <table:table-cell table:formula="of:=&quot;Resistor &quot;&amp;[.C65]&amp;&quot; &quot;&amp;[.D65]&amp;&quot; &quot;&amp;[.E65]&amp;&quot; &quot;&amp;[.F65]&amp;&quot; &quot;&amp;[.G65]&amp;&quot; &quot;&amp;[.H65]" office:value-type="string" office:string-value="Resistor 82R 0402 0W063 1% 100PPM 50V" calcext:value-type="string">
            <text:p>Resistor 82R 0402 0W063 1% 100PPM 50V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5] &amp; &quot;L&quot;" office:value-type="string" office:string-value="603-RC0402FR-0782RL" calcext:value-type="string">
            <text:p>603-RC0402FR-0782R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6]&amp;&quot;_&quot;&amp;[.D66]&amp;&quot;_&quot;&amp;[.E66]&amp;&quot;_&quot;&amp;[.F66]&amp;&quot;_&quot;&amp;[.G66]&amp;&quot;_&quot;&amp;[.H66]" office:value-type="string" office:string-value="R_8K2_0402_0W063_1%_100PPM_50V" calcext:value-type="string">
            <text:p>R_8K2_0402_0W063_1%_100PPM_50V</text:p>
          </table:table-cell>
          <table:table-cell table:formula="of:=&quot;Resistor &quot;&amp;[.C66]&amp;&quot; &quot;&amp;[.D66]&amp;&quot; &quot;&amp;[.E66]&amp;&quot; &quot;&amp;[.F66]&amp;&quot; &quot;&amp;[.G66]&amp;&quot; &quot;&amp;[.H66]" office:value-type="string" office:string-value="Resistor 8K2 0402 0W063 1% 100PPM 50V" calcext:value-type="string">
            <text:p>Resistor 8K2 0402 0W063 1% 100PPM 50V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table:formula="of:=&quot;603-RC0402FR-07&quot; &amp; [.C66] &amp; &quot;L&quot;" office:value-type="string" office:string-value="603-RC0402FR-078K2L" calcext:value-type="string">
            <text:p>603-RC0402FR-078K2L</text:p>
          </table:table-cell>
          <table:table-cell table:number-columns-repeated="2"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7]&amp;&quot;_&quot;&amp;[.D67]&amp;&quot;_&quot;&amp;[.E67]&amp;&quot;_&quot;&amp;[.F67]&amp;&quot;_&quot;&amp;[.G67]&amp;&quot;_&quot;&amp;[.H67]" office:value-type="string" office:string-value="R_100R_0603_0W1_0,1%_25PPM_75V" calcext:value-type="string">
            <text:p>R_100R_0603_0W1_0,1%_25PPM_75V</text:p>
          </table:table-cell>
          <table:table-cell table:formula="of:=&quot;Resistor &quot;&amp;[.C67]&amp;&quot; &quot;&amp;[.D67]&amp;&quot; &quot;&amp;[.E67]&amp;&quot; &quot;&amp;[.F67]&amp;&quot; &quot;&amp;[.G67]&amp;&quot; &quot;&amp;[.H67]" office:value-type="string" office:string-value="Resistor 100R 0603 0W1 0,1% 25PPM 75V" calcext:value-type="string">
            <text:p>Resistor 100R 0603 0W1 0,1% 25PPM 75V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W1</text:p>
          </table:table-cell>
          <table:table-cell table:style-name="ce15" office:value-type="string" calcext:value-type="string">
            <text:p>0,1%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75V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603-RT0603BRD10100RL</text:p>
          </table:table-cell>
          <table:table-cell office:value-type="string" calcext:value-type="string">
            <text:p>C122970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>
          <table:table-cell table:formula="of:=&quot;R_&quot;&amp;[.C68]&amp;&quot;_&quot;&amp;[.D68]&amp;&quot;_&quot;&amp;[.E68]&amp;&quot;_&quot;&amp;[.F68]&amp;&quot;_&quot;&amp;[.G68]&amp;&quot;_&quot;&amp;[.H68]" office:value-type="string" office:string-value="R_1R_0402_0W063_1%_200PPM_50V" calcext:value-type="string">
            <text:p>R_1R_0402_0W063_1%_200PPM_50V</text:p>
          </table:table-cell>
          <table:table-cell table:formula="of:=&quot;Resistor &quot;&amp;[.C68]&amp;&quot; &quot;&amp;[.D68]&amp;&quot; &quot;&amp;[.E68]&amp;&quot; &quot;&amp;[.F68]&amp;&quot; &quot;&amp;[.G68]&amp;&quot; &quot;&amp;[.H68]" office:value-type="string" office:string-value="Resistor 1R 0402 0W063 1% 200PPM 50V" calcext:value-type="string">
            <text:p>Resistor 1R 0402 0W063 1% 200PPM 50V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W06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00PPM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603-RC0402FR-071RL</text:p>
          </table:table-cell>
          <table:table-cell office:value-type="string" calcext:value-type="string">
            <text:p>C137904</text:p>
          </table:table-cell>
          <table:table-cell/>
          <table:table-cell office:value-type="string" calcext:value-type="string">
            <text:p>900_resistors</text:p>
          </table:table-cell>
          <table:table-cell office:value-type="string" calcext:value-type="string">
            <text:p>R_000R_0000_0W00_0%_000pm_000V</text:p>
          </table:table-cell>
          <table:table-cell office:value-type="string" calcext:value-type="string">
            <text:p>/home/markus/projekte/900_library/kicad/generator_v2/resistors_template.kicad_sym</text:p>
          </table:table-cell>
          <table:table-cell table:number-columns-repeated="1007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apacitor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6" table:number-columns-repeated="1012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ki_description</text:p>
          </table:table-cell>
          <table:table-cell table:style-name="ce14" office:value-type="string" calcext:value-type="string">
            <text:p>Capacitance</text:p>
          </table:table-cell>
          <table:table-cell table:style-name="ce14" office:value-type="string" calcext:value-type="string">
            <text:p>Case</text:p>
          </table:table-cell>
          <table:table-cell table:style-name="ce14" office:value-type="string" calcext:value-type="string">
            <text:p>Dielectric</text:p>
          </table:table-cell>
          <table:table-cell table:style-name="ce14" office:value-type="string" calcext:value-type="string">
            <text:p>Tolerance</text:p>
          </table:table-cell>
          <table:table-cell table:style-name="ce14" office:value-type="string" calcext:value-type="string">
            <text:p>Voltage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Datasheet</text:p>
          </table:table-cell>
          <table:table-cell table:style-name="ce14" office:value-type="string" calcext:value-type="string">
            <text:p>TARGET_LIB</text:p>
          </table:table-cell>
          <table:table-cell table:style-name="ce14" office:value-type="string" calcext:value-type="string">
            <text:p>SRC_PART</text:p>
          </table:table-cell>
          <table:table-cell table:style-name="ce14" office:value-type="string" calcext:value-type="string">
            <text:p>SRC_LIB</text:p>
          </table:table-cell>
          <table:table-cell table:style-name="ce14" table:number-columns-repeated="1011"/>
        </table:table-row>
        <table:table-row table:style-name="ro1">
          <table:table-cell table:formula="of:=&quot;C_&quot;&amp;[.C2]&amp;&quot;_&quot;&amp;[.D2]&amp;&quot;_&quot;&amp;[.E2]&amp;&quot;_&quot;&amp;[.F2]&amp;&quot;_&quot;&amp;[.G2]" office:value-type="string" office:string-value="C_100n_0402_X7R_10%_50V" calcext:value-type="string">
            <text:p>C_100n_0402_X7R_10%_50V</text:p>
          </table:table-cell>
          <table:table-cell table:formula="of:=&quot;Capacitor &quot;&amp;[.C2]&amp;&quot; &quot;&amp;[.D2]&amp;&quot; &quot;&amp;[.E2]&amp;&quot; &quot;&amp;[.F2]&amp;&quot; &quot;&amp;[.G2]" office:value-type="string" office:string-value="Capacitor 100n 0402 X7R 10% 50V" calcext:value-type="string">
            <text:p>Capacitor 100n 0402 X7R 10% 50V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X7R</text:p>
          </table:table-cell>
          <table:table-cell table:style-name="ce15" office:value-type="string" calcext:value-type="string">
            <text:p>10%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81-GRM155R71H104KE4J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3]&amp;&quot;_&quot;&amp;[.D3]&amp;&quot;_&quot;&amp;[.E3]&amp;&quot;_&quot;&amp;[.F3]&amp;&quot;_&quot;&amp;[.G3]" office:value-type="string" office:string-value="C_15p_0402_NP0_5%_50V" calcext:value-type="string">
            <text:p>C_15p_0402_NP0_5%_50V</text:p>
          </table:table-cell>
          <table:table-cell table:formula="of:=&quot;Capacitor &quot;&amp;[.C3]&amp;&quot; &quot;&amp;[.D3]&amp;&quot; &quot;&amp;[.E3]&amp;&quot; &quot;&amp;[.F3]&amp;&quot; &quot;&amp;[.G3]" office:value-type="string" office:string-value="Capacitor 15p 0402 NP0 5% 50V" calcext:value-type="string">
            <text:p>Capacitor 15p 0402 NP0 5% 50V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81-GRT1555C1H150FA2D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4]&amp;&quot;_&quot;&amp;[.D4]&amp;&quot;_&quot;&amp;[.E4]&amp;&quot;_&quot;&amp;[.F4]&amp;&quot;_&quot;&amp;[.G4]" office:value-type="string" office:string-value="C_10u_0805_X5R_10%_16V" calcext:value-type="string">
            <text:p>C_10u_0805_X5R_10%_16V</text:p>
          </table:table-cell>
          <table:table-cell table:formula="of:=&quot;Capacitor &quot;&amp;[.C4]&amp;&quot; &quot;&amp;[.D4]&amp;&quot; &quot;&amp;[.E4]&amp;&quot; &quot;&amp;[.F4]&amp;&quot; &quot;&amp;[.G4]" office:value-type="string" office:string-value="Capacitor 10u 0805 X5R 10% 16V" calcext:value-type="string">
            <text:p>Capacitor 10u 0805 X5R 10% 16V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5R</text:p>
          </table:table-cell>
          <table:table-cell table:style-name="ce15" office:value-type="string" calcext:value-type="string">
            <text:p>10%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187-CL21A106KOQNNNE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5]&amp;&quot;_&quot;&amp;[.D5]&amp;&quot;_&quot;&amp;[.E5]&amp;&quot;_&quot;&amp;[.F5]&amp;&quot;_&quot;&amp;[.G5]" office:value-type="string" office:string-value="C_1u_0603_X5R_10%_25V" calcext:value-type="string">
            <text:p>C_1u_0603_X5R_10%_25V</text:p>
          </table:table-cell>
          <table:table-cell table:formula="of:=&quot;Capacitor &quot;&amp;[.C5]&amp;&quot; &quot;&amp;[.D5]&amp;&quot; &quot;&amp;[.E5]&amp;&quot; &quot;&amp;[.F5]&amp;&quot; &quot;&amp;[.G5]" office:value-type="string" office:string-value="Capacitor 1u 0603 X5R 10% 25V" calcext:value-type="string">
            <text:p>Capacitor 1u 0603 X5R 10% 25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5R</text:p>
          </table:table-cell>
          <table:table-cell table:style-name="ce15" office:value-type="string" calcext:value-type="string">
            <text:p>10%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187-CL10A105KA8NFNC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6]&amp;&quot;_&quot;&amp;[.D6]&amp;&quot;_&quot;&amp;[.E6]&amp;&quot;_&quot;&amp;[.F6]&amp;&quot;_&quot;&amp;[.G6]" office:value-type="string" office:string-value="C_1n_1206_X7R_10%_500V" calcext:value-type="string">
            <text:p>C_1n_1206_X7R_10%_500V</text:p>
          </table:table-cell>
          <table:table-cell table:formula="of:=&quot;Capacitor &quot;&amp;[.C6]&amp;&quot; &quot;&amp;[.D6]&amp;&quot; &quot;&amp;[.E6]&amp;&quot; &quot;&amp;[.F6]&amp;&quot; &quot;&amp;[.G6]" office:value-type="string" office:string-value="Capacitor 1n 1206 X7R 10% 500V" calcext:value-type="string">
            <text:p>Capacitor 1n 1206 X7R 10% 500V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187-CL31B102KGFNNNE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7]&amp;&quot;_&quot;&amp;[.D7]&amp;&quot;_&quot;&amp;[.E7]&amp;&quot;_&quot;&amp;[.F7]&amp;&quot;_&quot;&amp;[.G7]" office:value-type="string" office:string-value="C_10u_1210_X7R_10%_63V" calcext:value-type="string">
            <text:p>C_10u_1210_X7R_10%_63V</text:p>
          </table:table-cell>
          <table:table-cell table:formula="of:=&quot;Capacitor &quot;&amp;[.C7]&amp;&quot; &quot;&amp;[.D7]&amp;&quot; &quot;&amp;[.E7]&amp;&quot; &quot;&amp;[.F7]&amp;&quot; &quot;&amp;[.G7]" office:value-type="string" office:string-value="Capacitor 10u 1210 X7R 10% 63V" calcext:value-type="string">
            <text:p>Capacitor 10u 1210 X7R 10% 63V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3V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187-CL32B106KMVNNWE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8]&amp;&quot;_&quot;&amp;[.D8]&amp;&quot;_&quot;&amp;[.E8]&amp;&quot;_&quot;&amp;[.F8]&amp;&quot;_&quot;&amp;[.G8]" office:value-type="string" office:string-value="C_470n_1210_X7S_10%_100V" calcext:value-type="string">
            <text:p>C_470n_1210_X7S_10%_100V</text:p>
          </table:table-cell>
          <table:table-cell table:formula="of:=&quot;Capacitor &quot;&amp;[.C8]&amp;&quot; &quot;&amp;[.D8]&amp;&quot; &quot;&amp;[.E8]&amp;&quot; &quot;&amp;[.F8]&amp;&quot; &quot;&amp;[.G8]" office:value-type="string" office:string-value="Capacitor 470n 1210 X7S 10% 100V" calcext:value-type="string">
            <text:p>Capacitor 470n 1210 X7S 10% 100V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X7S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963-HMK212C7474KGHTE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>
          <table:table-cell table:formula="of:=&quot;C_&quot;&amp;[.C9]&amp;&quot;_&quot;&amp;[.D9]&amp;&quot;_&quot;&amp;[.E9]&amp;&quot;_&quot;&amp;[.F9]&amp;&quot;_&quot;&amp;[.G9]" office:value-type="string" office:string-value="C_820p_0402_NP0_1%_50V" calcext:value-type="string">
            <text:p>C_820p_0402_NP0_1%_50V</text:p>
          </table:table-cell>
          <table:table-cell table:formula="of:=&quot;Capacitor &quot;&amp;[.C9]&amp;&quot; &quot;&amp;[.D9]&amp;&quot; &quot;&amp;[.E9]&amp;&quot; &quot;&amp;[.F9]&amp;&quot; &quot;&amp;[.G9]" office:value-type="string" office:string-value="Capacitor 820p 0402 NP0 1% 50V" calcext:value-type="string">
            <text:p>Capacitor 820p 0402 NP0 1% 50V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NP0</text:p>
          </table:table-cell>
          <table:table-cell table:style-name="ce15" office:value-type="string" calcext:value-type="string">
            <text:p>1%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81-GCM1555C1H821FA6D</text:p>
          </table:table-cell>
          <table:table-cell/>
          <table:table-cell office:value-type="string" calcext:value-type="string">
            <text:p>900_capacitors</text:p>
          </table:table-cell>
          <table:table-cell office:value-type="string" calcext:value-type="string">
            <text:p>C_xxxE_0000_XXXX_00%_000V</text:p>
          </table:table-cell>
          <table:table-cell office:value-type="string" calcext:value-type="string">
            <text:p>/home/markus/projekte/900_library/kicad/generator_v2/capacitors_template.kicad_sym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or" table:style-name="ta1">
        <table:table-column table:style-name="co6" table:number-columns-repeated="2" table:default-cell-style-name="ce12"/>
        <table:table-column table:style-name="co6" table:number-columns-repeated="1022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Inductanc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OC_JLC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  <table:table-cell table:number-columns-repeated="1010"/>
        </table:table-row>
        <table:table-row table:style-name="ro1">
          <table:table-cell table:number-columns-repeated="2" table:style-name="Default" office:value-type="string" calcext:value-type="string">
            <text:p>SLF7045T-102MR14-PF</text:p>
          </table:table-cell>
          <table:table-cell table:style-name="Default" office:value-type="string" calcext:value-type="string">
            <text:p>1m</text:p>
          </table:table-cell>
          <table:table-cell table:style-name="Default" office:value-type="string" calcext:value-type="string">
            <text:p>7x7</text:p>
          </table:table-cell>
          <table:table-cell table:style-name="Default" office:value-type="string" calcext:value-type="string">
            <text:p>250m</text:p>
          </table:table-cell>
          <table:table-cell table:style-name="ce15" office:value-type="string" calcext:value-type="string">
            <text:p>20%</text:p>
          </table:table-cell>
          <table:table-cell table:style-name="Default" office:value-type="string" calcext:value-type="string">
            <text:p>2R28</text:p>
          </table:table-cell>
          <table:table-cell table:style-name="Default" office:value-type="string" calcext:value-type="string">
            <text:p>Inductor_SMD:L_TDK_SLF7045</text:p>
          </table:table-cell>
          <table:table-cell table:style-name="Default" office:value-type="string" calcext:value-type="string">
            <text:p>810-SLF7045T-102M</text:p>
          </table:table-cell>
          <table:table-cell table:style-name="Default" office:value-type="string" calcext:value-type="string">
            <text:p>C91523</text:p>
          </table:table-cell>
          <table:table-cell table:style-name="Default" office:value-type="string" calcext:value-type="string">
            <text:p><text:a xlink:href="https://product.tdk.com/system/files/dam/doc/product/inductor/inductor/smd/catalog/inductor_commercial_power_slf7045_en.pdf?ref_disty=mouser" xlink:type="simple">https://product.tdk.com/system/files/dam/doc/product/inductor/inductor/smd/catalog/inductor_commercial_power_slf7045_en.pdf?ref_disty=mouser</text:a></text:p>
          </table:table-cell>
          <table:table-cell table:style-name="Default" office:value-type="string" calcext:value-type="string">
            <text:p>900_inductors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/usr/share/kicad/symbols/Device.kicad_sym</text:p>
          </table:table-cell>
          <table:table-cell table:style-name="Default" table:number-columns-repeated="1010"/>
        </table:table-row>
      </table:table>
      <table:table table:name="Diode" table:style-name="ta1"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6" table:default-cell-style-name="ce27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1008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ki_description</text:p>
          </table:table-cell>
          <table:table-cell table:style-name="ce14" office:value-type="string" calcext:value-type="string">
            <text:p>Type</text:p>
          </table:table-cell>
          <table:table-cell table:style-name="ce17" office:value-type="string" calcext:value-type="string">
            <text:p>VR</text:p>
          </table:table-cell>
          <table:table-cell table:style-name="ce17" office:value-type="string" calcext:value-type="string">
            <text:p>IF</text:p>
          </table:table-cell>
          <table:table-cell table:style-name="ce17" office:value-type="string" calcext:value-type="string">
            <text:p>VF</text:p>
          </table:table-cell>
          <table:table-cell table:style-name="ce17" office:value-type="string" calcext:value-type="string">
            <text:p>CD</text:p>
          </table:table-cell>
          <table:table-cell table:style-name="ce18" office:value-type="string" calcext:value-type="string">
            <text:p>Case</text:p>
          </table:table-cell>
          <table:table-cell table:style-name="ce17" office:value-type="string" calcext:value-type="string">
            <text:p>Ptot</text:p>
          </table:table-cell>
          <table:table-cell table:style-name="ce17" office:value-type="string" calcext:value-type="string">
            <text:p>Rth_ja</text:p>
          </table:table-cell>
          <table:table-cell table:style-name="ce17" office:value-type="string" calcext:value-type="string">
            <text:p>Rth_jc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OC_JLCPCB</text:p>
          </table:table-cell>
          <table:table-cell table:style-name="ce14" office:value-type="string" calcext:value-type="string">
            <text:p>Datasheet</text:p>
          </table:table-cell>
          <table:table-cell table:style-name="ce14" office:value-type="string" calcext:value-type="string">
            <text:p>TARGET_LIB</text:p>
          </table:table-cell>
          <table:table-cell table:style-name="ce14" office:value-type="string" calcext:value-type="string">
            <text:p>SRC_PART</text:p>
          </table:table-cell>
          <table:table-cell table:style-name="ce14" office:value-type="string" calcext:value-type="string">
            <text:p>SRC_LIB</text:p>
          </table:table-cell>
          <table:table-cell table:style-name="ce14" table:number-columns-repeated="1003"/>
        </table:table-row>
        <table:table-row table:style-name="ro1">
          <table:table-cell table:number-columns-repeated="2" office:value-type="string" calcext:value-type="string">
            <text:p>BAS16H</text:p>
          </table:table-cell>
          <table:table-cell office:value-type="string" calcext:value-type="string">
            <text:p>Silico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office:value-type="float" office:value="0.715" calcext:value-type="float">
            <text:p>0,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D−323</text:p>
          </table:table-cell>
          <table:table-cell office:value-type="float" office:value="0.2" calcext:value-type="float">
            <text:p>0,2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Diode_SMD:D_SOD-323F</text:p>
          </table:table-cell>
          <table:table-cell office:value-type="string" calcext:value-type="string">
            <text:p>863-BAS16HT1G</text:p>
          </table:table-cell>
          <table:table-cell office:value-type="string" calcext:value-type="string">
            <text:p>C131148</text:p>
          </table:table-cell>
          <table:table-cell office:value-type="string" calcext:value-type="string">
            <text:p>https://www.mouser.de/datasheet/2/308/BAS16HT1_D-1802390.pdf</text:p>
          </table:table-cell>
          <table:table-cell office:value-type="string" calcext:value-type="string">
            <text:p>900_diod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SMAJ160CA-13-F</text:p>
          </table:table-cell>
          <table:table-cell office:value-type="string" calcext:value-type="string">
            <text:p>TVS</text:p>
          </table:table-cell>
          <table:table-cell office:value-type="float" office:value="160" calcext:value-type="float">
            <text:p>160</text:p>
          </table:table-cell>
          <table:table-cell office:value-type="float" office:value="1.5" calcext:value-type="float">
            <text:p>1,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621-SMAJ160CA-13-F</text:p>
          </table:table-cell>
          <table:table-cell/>
          <table:table-cell office:value-type="string" calcext:value-type="string">
            <text:p>https://www.mouser.de/datasheet/2/115/DIOD_S_A0011538071_1-2543697.pdf</text:p>
          </table:table-cell>
          <table:table-cell office:value-type="string" calcext:value-type="string">
            <text:p>900_diodes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3"/>
        </table:table-row>
        <table:table-row table:style-name="ro1" table:number-rows-repeated="104857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nsistor" table:style-name="ta1">
        <table:table-column table:style-name="co6" table:number-columns-repeated="3" table:default-cell-style-name="Default"/>
        <table:table-column table:style-name="co6" table:number-columns-repeated="12" table:default-cell-style-name="ce28"/>
        <table:table-column table:style-name="co32" table:default-cell-style-name="Default"/>
        <table:table-column table:style-name="co33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" table:number-columns-repeated="1003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ki_description</text:p>
          </table:table-cell>
          <table:table-cell table:style-name="ce14" office:value-type="string" calcext:value-type="string">
            <text:p>Polarity</text:p>
          </table:table-cell>
          <table:table-cell table:style-name="ce17" office:value-type="string" calcext:value-type="string">
            <text:p>VCE_max</text:p>
          </table:table-cell>
          <table:table-cell table:style-name="ce17" office:value-type="string" calcext:value-type="string">
            <text:p>VDS_max</text:p>
          </table:table-cell>
          <table:table-cell table:style-name="ce17" office:value-type="string" calcext:value-type="string">
            <text:p>IC_max</text:p>
          </table:table-cell>
          <table:table-cell table:style-name="ce17" office:value-type="string" calcext:value-type="string">
            <text:p>ID_max</text:p>
          </table:table-cell>
          <table:table-cell table:style-name="ce17" office:value-type="string" calcext:value-type="string">
            <text:p>Vthr_max</text:p>
          </table:table-cell>
          <table:table-cell table:style-name="ce17" office:value-type="string" calcext:value-type="string">
            <text:p>RDS_max</text:p>
          </table:table-cell>
          <table:table-cell table:style-name="ce17" office:value-type="string" calcext:value-type="string">
            <text:p>hFE_min</text:p>
          </table:table-cell>
          <table:table-cell table:style-name="ce17" office:value-type="string" calcext:value-type="string">
            <text:p>hFE_max</text:p>
          </table:table-cell>
          <table:table-cell table:style-name="ce17" office:value-type="string" calcext:value-type="string">
            <text:p>Case</text:p>
          </table:table-cell>
          <table:table-cell table:style-name="ce17" office:value-type="string" calcext:value-type="string">
            <text:p>Ptot</text:p>
          </table:table-cell>
          <table:table-cell table:style-name="ce17" office:value-type="string" calcext:value-type="string">
            <text:p>Rth_ja</text:p>
          </table:table-cell>
          <table:table-cell table:style-name="ce17" office:value-type="string" calcext:value-type="string">
            <text:p>Rth_jc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OC_JLCPCB</text:p>
          </table:table-cell>
          <table:table-cell table:style-name="ce14" office:value-type="string" calcext:value-type="string">
            <text:p>Datasheet</text:p>
          </table:table-cell>
          <table:table-cell table:style-name="ce14" office:value-type="string" calcext:value-type="string">
            <text:p>TARGET_LIB</text:p>
          </table:table-cell>
          <table:table-cell table:style-name="ce14" office:value-type="string" calcext:value-type="string">
            <text:p>SRC_PART</text:p>
          </table:table-cell>
          <table:table-cell table:style-name="ce14" office:value-type="string" calcext:value-type="string">
            <text:p>SRC_LIB</text:p>
          </table:table-cell>
          <table:table-cell table:style-name="ce14" table:number-columns-repeated="1002"/>
        </table:table-row>
        <table:table-row table:style-name="ro1">
          <table:table-cell table:number-columns-repeated="2" office:value-type="string" calcext:value-type="string">
            <text:p>BC807-40</text:p>
          </table:table-cell>
          <table:table-cell office:value-type="string" calcext:value-type="string">
            <text:p>PNP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OT-23</text:p>
          </table:table-cell>
          <table:table-cell office:value-type="float" office:value="0.25" calcext:value-type="float">
            <text:p>0,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771-BC807-40-T/R</text:p>
          </table:table-cell>
          <table:table-cell office:value-type="string" calcext:value-type="string">
            <text:p>C57316</text:p>
          </table:table-cell>
          <table:table-cell office:value-type="string" calcext:value-type="string">
            <text:p><text:a xlink:href="https://www.mouser.de/datasheet/2/916/BC807_SER-1594290.pdf" xlink:type="simple">https://www.mouser.de/datasheet/2/916/BC807_SER-1594290.pdf</text:a></text:p>
          </table:table-cell>
          <table:table-cell office:value-type="string" calcext:value-type="string">
            <text:p>900_transistors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BC817-40</text:p>
          </table:table-cell>
          <table:table-cell office:value-type="string" calcext:value-type="string">
            <text:p>NP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OT-23</text:p>
          </table:table-cell>
          <table:table-cell office:value-type="float" office:value="0.25" calcext:value-type="float">
            <text:p>0,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771-BC817-40235</text:p>
          </table:table-cell>
          <table:table-cell office:value-type="string" calcext:value-type="string">
            <text:p>C52801</text:p>
          </table:table-cell>
          <table:table-cell office:value-type="string" calcext:value-type="string">
            <text:p><text:a xlink:href="https://www.mouser.de/datasheet/2/916/BC817_SER-1480622.pdf" xlink:type="simple">https://www.mouser.de/datasheet/2/916/BC817_SER-1480622.pdf</text:a></text:p>
          </table:table-cell>
          <table:table-cell office:value-type="string" calcext:value-type="string">
            <text:p>900_transistors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0.15" calcext:value-type="float">
            <text:p>0,15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OT-23</text:p>
          </table:table-cell>
          <table:table-cell office:value-type="float" office:value="0.25" calcext:value-type="float">
            <text:p>0,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241-BSS123_R1_00001</text:p>
          </table:table-cell>
          <table:table-cell office:value-type="string" calcext:value-type="string">
            <text:p>C78962</text:p>
          </table:table-cell>
          <table:table-cell office:value-type="string" calcext:value-type="string">
            <text:p><text:a xlink:href="https://www.mouser.de/datasheet/2/1057/BSS123-1876366.pdf" xlink:type="simple">https://www.mouser.de/datasheet/2/1057/BSS123-1876366.pdf</text:a></text:p>
          </table:table-cell>
          <table:table-cell office:value-type="string" calcext:value-type="string">
            <text:p>900_transistors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BSS84</text:p>
          </table:table-cell>
          <table:table-cell office:value-type="string" calcext:value-type="string">
            <text:p>PMOS</text:p>
          </table:table-cell>
          <table:table-cell office:value-type="string" calcext:value-type="string">
            <text:p>N/A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/A</text:p>
          </table:table-cell>
          <table:table-cell office:value-type="float" office:value="-0.18" calcext:value-type="float">
            <text:p>-0,18</text:p>
          </table:table-cell>
          <table:table-cell office:value-type="float" office:value="-2.1" calcext:value-type="float">
            <text:p>-2,1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OT-23</text:p>
          </table:table-cell>
          <table:table-cell office:value-type="float" office:value="0.35" calcext:value-type="float">
            <text:p>0,3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771-BSS84AK215</text:p>
          </table:table-cell>
          <table:table-cell office:value-type="string" calcext:value-type="string">
            <text:p>C127273</text:p>
          </table:table-cell>
          <table:table-cell office:value-type="string" calcext:value-type="string">
            <text:p><text:a xlink:href="https://www.mouser.de/datasheet/2/916/BSS84AK-1509322.pdf" xlink:type="simple">https://www.mouser.de/datasheet/2/916/BSS84AK-1509322.pdf</text:a></text:p>
          </table:table-cell>
          <table:table-cell office:value-type="string" calcext:value-type="string">
            <text:p>900_transistors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IRFR3410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N/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,039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-PAK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942-IRFR3410TRPBF</text:p>
          </table:table-cell>
          <table:table-cell office:value-type="string" calcext:value-type="string">
            <text:p>C3016</text:p>
          </table:table-cell>
          <table:table-cell office:value-type="string" calcext:value-type="string">
            <text:p><text:a xlink:href="https://www.mouser.de/datasheet/2/196/Infineon_IRFR3410_DataSheet_v01_01_EN-1228440.pdf" xlink:type="simple">https://www.mouser.de/datasheet/2/196/Infineon_IRFR3410_DataSheet_v01_01_EN-1228440.pdf</text:a></text:p>
          </table:table-cell>
          <table:table-cell office:value-type="string" calcext:value-type="string">
            <text:p>900_transistors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/usr/share/kicad/symbols/Device.kicad_sym</text:p>
          </table:table-cell>
          <table:table-cell table:number-columns-repeated="100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O" table:style-name="ta1">
        <table:table-column table:style-name="co6" table:number-columns-repeated="2" table:default-cell-style-name="ce12"/>
        <table:table-column table:style-name="co6" table:number-columns-repeated="1022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  <table:table-cell table:number-columns-repeated="1011"/>
        </table:table-row>
      </table:table>
      <table:table table:name="Opamp" table:style-name="ta1">
        <table:table-column table:style-name="co36" table:number-columns-repeated="2" table:default-cell-style-name="Default"/>
        <table:table-column table:style-name="co6" table:number-columns-repeated="3" table:default-cell-style-name="Default"/>
        <table:table-column table:style-name="co37" table:default-cell-style-name="Default"/>
        <table:table-column table:style-name="co6" table:number-columns-repeated="3" table:default-cell-style-name="Default"/>
        <table:table-column table:style-name="co38" table:number-columns-repeated="2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1008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ki_description</text:p>
          </table:table-cell>
          <table:table-cell table:style-name="ce14" office:value-type="string" calcext:value-type="string">
            <text:p>Channels</text:p>
          </table:table-cell>
          <table:table-cell table:style-name="ce14" office:value-type="string" calcext:value-type="string">
            <text:p>Vmin</text:p>
          </table:table-cell>
          <table:table-cell table:style-name="ce14" office:value-type="string" calcext:value-type="string">
            <text:p>Vmax</text:p>
          </table:table-cell>
          <table:table-cell table:style-name="ce14" office:value-type="string" calcext:value-type="string">
            <text:p>SlewRate [V/us]</text:p>
          </table:table-cell>
          <table:table-cell table:style-name="ce14" office:value-type="string" calcext:value-type="string">
            <text:p>Vos</text:p>
          </table:table-cell>
          <table:table-cell table:style-name="ce14" office:value-type="string" calcext:value-type="string">
            <text:p>Ib</text:p>
          </table:table-cell>
          <table:table-cell table:style-name="ce14" office:value-type="string" calcext:value-type="string">
            <text:p>GBP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OC_MOUSER</text:p>
          </table:table-cell>
          <table:table-cell table:style-name="ce14" office:value-type="string" calcext:value-type="string">
            <text:p>OC_JLCPCB</text:p>
          </table:table-cell>
          <table:table-cell table:style-name="ce14" office:value-type="string" calcext:value-type="string">
            <text:p>Datasheet</text:p>
          </table:table-cell>
          <table:table-cell table:style-name="ce14" office:value-type="string" calcext:value-type="string">
            <text:p>TARGET_LIB</text:p>
          </table:table-cell>
          <table:table-cell table:style-name="ce14" office:value-type="string" calcext:value-type="string">
            <text:p>SRC_PART</text:p>
          </table:table-cell>
          <table:table-cell table:style-name="ce14" office:value-type="string" calcext:value-type="string">
            <text:p>SRC_LIB</text:p>
          </table:table-cell>
          <table:table-cell table:style-name="ce14" table:number-columns-repeated="1008"/>
        </table:table-row>
        <table:table-row table:style-name="ro1">
          <table:table-cell table:number-columns-repeated="2" office:value-type="string" calcext:value-type="string">
            <text:p>ADA4891-2ARMZ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,7m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105M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584-ADA4891-2ARMZ</text:p>
          </table:table-cell>
          <table:table-cell office:value-type="string" calcext:value-type="string">
            <text:p>C143927</text:p>
          </table:table-cell>
          <table:table-cell office:value-type="string" calcext:value-type="string">
            <text:p><text:a xlink:href="https://www.mouser.de/datasheet/2/609/ADA4891_1_4891_2_4891_3_4891_4-2955774.pdf" xlink:type="simple">https://www.mouser.de/datasheet/2/609/ADA4891_1_4891_2_4891_3_4891_4-2955774.pdf</text:a></text:p>
          </table:table-cell>
          <table:table-cell office:value-type="string" calcext:value-type="string">
            <text:p>900_opamps</text:p>
          </table:table-cell>
          <table:table-cell office:value-type="string" calcext:value-type="string">
            <text:p>OUT1_MIN1_PLUS1_GND_PLUS2_MIN2_OUT2_VCC</text:p>
          </table:table-cell>
          <table:table-cell office:value-type="string" calcext:value-type="string">
            <text:p>/home/markus/projekte/900_library/kicad/generator_v2/opamp_template.kicad_sym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NA333AIDGKR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5.5" calcext:value-type="float">
            <text:p>5,5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ckage_SO:VSSOP-8_3.0x3.0mm_P0.65mm</text:p>
          </table:table-cell>
          <table:table-cell office:value-type="string" calcext:value-type="string">
            <text:p>595-INA332AIDGKTG4</text:p>
          </table:table-cell>
          <table:table-cell office:value-type="string" calcext:value-type="string">
            <text:p>C19450</text:p>
          </table:table-cell>
          <table:table-cell office:value-type="string" calcext:value-type="string">
            <text:p><text:a xlink:href="https://www.ti.com/general/docs/suppproductinfo.tsp?distId=26&amp;gotoUrl=https://www.ti.com/lit/gpn/ina2332" xlink:type="simple">https://www.ti.com/general/docs/suppproductinfo.tsp?distId=26&amp;gotoUrl=https://www.ti.com/lit/gpn/ina2332</text:a></text:p>
          </table:table-cell>
          <table:table-cell office:value-type="string" calcext:value-type="string">
            <text:p>900_opamps</text:p>
          </table:table-cell>
          <table:table-cell office:value-type="string" calcext:value-type="string">
            <text:p>INA333xxDGK</text:p>
          </table:table-cell>
          <table:table-cell office:value-type="string" calcext:value-type="string">
            <text:p>/usr/share/kicad/symbols/Amplifier_Instrumentation.kicad_sym</text:p>
          </table:table-cell>
          <table:table-cell table:number-columns-repeated="1008"/>
        </table:table-row>
      </table:table>
      <table:table table:name="IC" table:style-name="ta1">
        <table:table-column table:style-name="co41" table:default-cell-style-name="ce12"/>
        <table:table-column table:style-name="co42" table:default-cell-style-name="ce12"/>
        <table:table-column table:style-name="co6" table:number-columns-repeated="1017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OC_JLC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  <table:table-cell table:number-columns-repeated="1008"/>
        </table:table-row>
        <table:table-row table:style-name="ro1">
          <table:table-cell table:number-columns-repeated="2" table:style-name="Default" office:value-type="string" calcext:value-type="string">
            <text:p>SP3485EN-L</text:p>
          </table:table-cell>
          <table:table-cell table:number-columns-repeated="2" table:style-name="Default" office:value-type="float" office:value="3.3" calcext:value-type="float">
            <text:p>3,3</text:p>
          </table:table-cell>
          <table:table-cell table:style-name="Default" office:value-type="string" calcext:value-type="string">
            <text:p>Package_SO:SO-8_5.3x6.2mm_P1.27mm</text:p>
          </table:table-cell>
          <table:table-cell table:style-name="Default" office:value-type="string" calcext:value-type="string">
            <text:p>701-SP3485EN-L/TR</text:p>
          </table:table-cell>
          <table:table-cell table:style-name="Default" office:value-type="string" calcext:value-type="string">
            <text:p>C8963</text:p>
          </table:table-cell>
          <table:table-cell table:style-name="Default" office:value-type="string" calcext:value-type="string">
            <text:p><text:a xlink:href="https://www.mouser.de/datasheet/2/146/sp3485-1816391.pdf" xlink:type="simple">https://www.mouser.de/datasheet/2/146/sp3485-1816391.pdf</text:a></text:p>
          </table:table-cell>
          <table:table-cell table:style-name="Default" office:value-type="string" calcext:value-type="string">
            <text:p>900_ic</text:p>
          </table:table-cell>
          <table:table-cell table:style-name="Default" office:value-type="string" calcext:value-type="string">
            <text:p>MAX481E</text:p>
          </table:table-cell>
          <table:table-cell table:style-name="Default" office:value-type="string" calcext:value-type="string">
            <text:p>/usr/share/kicad/symbols/Interface_UART.kicad_sym</text:p>
          </table:table-cell>
          <table:table-cell table:style-name="Default" table:number-columns-repeated="1008"/>
        </table:table-row>
      </table:table>
      <table:table table:name="Micro" table:style-name="ta1">
        <table:table-column table:style-name="co6" table:default-cell-style-name="Default"/>
        <table:table-row table:style-name="ro1">
          <table:table-cell/>
        </table:table-row>
      </table:table>
      <table:table table:name="Stepdown" table:style-name="ta1">
        <table:table-column table:style-name="co6" table:number-columns-repeated="2" table:default-cell-style-name="ce12"/>
        <table:table-column table:style-name="co6" table:number-columns-repeated="1022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  <table:table-cell table:number-columns-repeated="1011"/>
        </table:table-row>
      </table:table>
      <table:table table:name="Logic" table:style-name="ta1">
        <table:table-column table:style-name="co6" table:number-columns-repeated="2" table:default-cell-style-name="ce12"/>
        <table:table-column table:style-name="co6" table:number-columns-repeated="1022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  <table:table-cell table:number-columns-repeated="1011"/>
        </table:table-row>
      </table:table>
      <table:table table:name="Mechanical" table:style-name="ta1">
        <table:table-column table:style-name="co6" table:default-cell-style-name="ce12"/>
        <table:table-column table:style-name="co43" table:default-cell-style-name="ce12"/>
        <table:table-column table:style-name="co6" table:number-columns-repeated="5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i_description</text:p>
          </table:table-cell>
          <table:table-cell office:value-type="string" calcext:value-type="string">
            <text:p>OC_MOUSER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TARGET_LIB</text:p>
          </table:table-cell>
          <table:table-cell office:value-type="string" calcext:value-type="string">
            <text:p>SRC_PART</text:p>
          </table:table-cell>
          <table:table-cell office:value-type="string" calcext:value-type="string">
            <text:p>SRC_LIB</text:p>
          </table:table-cell>
        </table:table-row>
      </table:table>
      <table:named-expressions>
        <table:named-range table:name="partclass" table:base-cell-address="$Resistor.$X$1" table:cell-range-address="$Resistor.$X$1"/>
      </table:named-expressions>
      <table:database-ranges>
        <table:database-range table:name="__Anonymous_Sheet_DB__0" table:target-range-address="Resistor.C1:Resistor.J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 style:data-style-name="N2" text:time-value="22:36:36.0251482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3:03:04.433033647</meta:creation-date>
    <dc:date>2023-04-24T21:16:44.398676323</dc:date>
    <meta:editing-duration>P6DT5M33S</meta:editing-duration>
    <meta:editing-cycles>110</meta:editing-cycles>
    <meta:generator>LibreOffice/6.4.7.2$Linux_X86_64 LibreOffice_project/40$Build-2</meta:generator>
    <meta:document-statistic meta:table-count="12" meta:cell-count="1341" meta:object-count="0"/>
  </office:meta>
</office:document-meta>
</file>